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1.346cm"/>
    </style:style>
    <style:style style:name="co3" style:family="table-column">
      <style:table-column-properties fo:break-before="auto" style:column-width="1.565cm"/>
    </style:style>
    <style:style style:name="co4" style:family="table-column">
      <style:table-column-properties fo:break-before="auto" style:column-width="2.18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default-cell-style-name="Default"/>
        <table:table-row table:style-name="ro1">
          <table:table-cell office:value-type="string">
            <text:p>氏名（姓）</text:p>
          </table:table-cell>
          <table:table-cell office:value-type="string">
            <text:p>氏名（名）</text:p>
          </table:table-cell>
          <table:table-cell office:value-type="string">
            <text:p>解答 1</text:p>
          </table:table-cell>
          <table:table-cell office:value-type="string">
            <text:p>解答 2</text:p>
          </table:table-cell>
          <table:table-cell office:value-type="string">
            <text:p>解答 3</text:p>
          </table:table-cell>
          <table:table-cell office:value-type="string">
            <text:p>解答 4</text:p>
          </table:table-cell>
          <table:table-cell office:value-type="string">
            <text:p>解答 5</text:p>
          </table:table-cell>
          <table:table-cell office:value-type="string">
            <text:p>解答 6</text:p>
          </table:table-cell>
          <table:table-cell office:value-type="string">
            <text:p>解答 7</text:p>
          </table:table-cell>
          <table:table-cell office:value-type="string">
            <text:p>解答 8</text:p>
          </table:table-cell>
          <table:table-cell office:value-type="string">
            <text:p>解答 9</text:p>
          </table:table-cell>
          <table:table-cell office:value-type="string">
            <text:p>解答 10</text:p>
          </table:table-cell>
          <table:table-cell office:value-type="string">
            <text:p>解答 11</text:p>
          </table:table-cell>
          <table:table-cell office:value-type="string">
            <text:p>解答 12</text:p>
          </table:table-cell>
          <table:table-cell office:value-type="string">
            <text:p>解答 13</text:p>
          </table:table-cell>
          <table:table-cell office:value-type="string">
            <text:p>解答 14</text:p>
          </table:table-cell>
          <table:table-cell office:value-type="string">
            <text:p>解答 15</text:p>
          </table:table-cell>
          <table:table-cell office:value-type="string">
            <text:p>解答 16</text:p>
          </table:table-cell>
          <table:table-cell office:value-type="string">
            <text:p>解答 17</text:p>
          </table:table-cell>
          <table:table-cell office:value-type="string">
            <text:p>解答 18</text:p>
          </table:table-cell>
          <table:table-cell office:value-type="string">
            <text:p>解答 19</text:p>
          </table:table-cell>
          <table:table-cell office:value-type="string">
            <text:p>解答 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b</text:p>
          </table:table-cell>
          <table:table-cell office:value-type="string">
            <text:p>bc</text:p>
          </table:table-cell>
          <table:table-cell office:value-type="string">
            <text:p>cd</text:p>
          </table:table-cell>
          <table:table-cell office:value-type="string">
            <text:p>de</text:p>
          </table:table-cell>
          <table:table-cell office:value-type="string">
            <text:p>ef</text:p>
          </table:table-cell>
          <table:table-cell office:value-type="string">
            <text:p>fg</text:p>
          </table:table-cell>
          <table:table-cell office:value-type="string">
            <text:p>ace</text:p>
          </table:table-cell>
          <table:table-cell office:value-type="string">
            <text:p>bdfh</text:p>
          </table:table-cell>
          <table:table-cell office:value-type="string">
            <text:p>cegi</text:p>
          </table:table-cell>
          <table:table-cell office:value-type="string">
            <text:p>l</text:p>
          </table:table-cell>
          <table:table-cell table:number-columns-repeated="2"/>
        </table:table-row>
        <table:table-row table:style-name="ro2">
          <table:table-cell table:number-columns-repeated="24"/>
        </table:table-row>
        <table:table-row table:style-name="ro1">
          <table:table-cell table:number-columns-repeated="24"/>
        </table:table-row>
        <table:table-row table:style-name="ro2" table:number-rows-repeated="16">
          <table:table-cell table:number-columns-repeated="24"/>
        </table:table-row>
        <table:table-row table:style-name="ro1">
          <table:table-cell table:style-name="ce1" office:value-type="string">
            <text:p>以下を analysys.sh が出力したcsvファイル上にコピー</text:p>
          </table:table-cell>
          <table:table-cell table:style-name="ce1" table:number-columns-repeated="23"/>
        </table:table-row>
        <table:table-row table:style-name="ro1">
          <table:table-cell table:number-columns-repeated="2"/>
          <table:table-cell office:value-type="string">
            <text:p>解答 1</text:p>
          </table:table-cell>
          <table:table-cell office:value-type="string">
            <text:p>解答 2</text:p>
          </table:table-cell>
          <table:table-cell office:value-type="string">
            <text:p>解答 3</text:p>
          </table:table-cell>
          <table:table-cell office:value-type="string">
            <text:p>解答 4</text:p>
          </table:table-cell>
          <table:table-cell office:value-type="string">
            <text:p>解答 5</text:p>
          </table:table-cell>
          <table:table-cell office:value-type="string">
            <text:p>解答 6</text:p>
          </table:table-cell>
          <table:table-cell office:value-type="string">
            <text:p>解答 7</text:p>
          </table:table-cell>
          <table:table-cell office:value-type="string">
            <text:p>解答 8</text:p>
          </table:table-cell>
          <table:table-cell office:value-type="string">
            <text:p>解答 9</text:p>
          </table:table-cell>
          <table:table-cell office:value-type="string">
            <text:p>解答 10</text:p>
          </table:table-cell>
          <table:table-cell office:value-type="string">
            <text:p>解答 11</text:p>
          </table:table-cell>
          <table:table-cell office:value-type="string">
            <text:p>解答 12</text:p>
          </table:table-cell>
          <table:table-cell office:value-type="string">
            <text:p>解答 13</text:p>
          </table:table-cell>
          <table:table-cell office:value-type="string">
            <text:p>解答 14</text:p>
          </table:table-cell>
          <table:table-cell office:value-type="string">
            <text:p>解答 15</text:p>
          </table:table-cell>
          <table:table-cell office:value-type="string">
            <text:p>解答 16</text:p>
          </table:table-cell>
          <table:table-cell office:value-type="string">
            <text:p>解答 17</text:p>
          </table:table-cell>
          <table:table-cell office:value-type="string">
            <text:p>解答 18</text:p>
          </table:table-cell>
          <table:table-cell office:value-type="string">
            <text:p>解答 19</text:p>
          </table:table-cell>
          <table:table-cell office:value-type="string">
            <text:p>解答 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formula="of:=COUNTIF([.C$2:.C$50];&quot;.*a.*&quot;)" office:value-type="float" office:value="30">
            <text:p>30</text:p>
          </table:table-cell>
          <table:table-cell table:formula="of:=COUNTIF([.D$2:.D$50];&quot;.*a.*&quot;)" office:value-type="float" office:value="0">
            <text:p>0</text:p>
          </table:table-cell>
          <table:table-cell table:formula="of:=COUNTIF([.E$2:.E$50];&quot;.*a.*&quot;)" office:value-type="float" office:value="0">
            <text:p>0</text:p>
          </table:table-cell>
          <table:table-cell table:formula="of:=COUNTIF([.F$2:.F$50];&quot;.*a.*&quot;)" office:value-type="float" office:value="0">
            <text:p>0</text:p>
          </table:table-cell>
          <table:table-cell table:formula="of:=COUNTIF([.G$2:.G$50];&quot;.*a.*&quot;)" office:value-type="float" office:value="0">
            <text:p>0</text:p>
          </table:table-cell>
          <table:table-cell table:formula="of:=COUNTIF([.H$2:.H$50];&quot;.*a.*&quot;)" office:value-type="float" office:value="0">
            <text:p>0</text:p>
          </table:table-cell>
          <table:table-cell table:formula="of:=COUNTIF([.I$2:.I$50];&quot;.*a.*&quot;)" office:value-type="float" office:value="0">
            <text:p>0</text:p>
          </table:table-cell>
          <table:table-cell table:formula="of:=COUNTIF([.J$2:.J$50];&quot;.*a.*&quot;)" office:value-type="float" office:value="0">
            <text:p>0</text:p>
          </table:table-cell>
          <table:table-cell table:formula="of:=COUNTIF([.K$2:.K$50];&quot;.*a.*&quot;)" office:value-type="float" office:value="0">
            <text:p>0</text:p>
          </table:table-cell>
          <table:table-cell table:formula="of:=COUNTIF([.L$2:.L$50];&quot;.*a.*&quot;)" office:value-type="float" office:value="0">
            <text:p>0</text:p>
          </table:table-cell>
          <table:table-cell table:formula="of:=COUNTIF([.M$2:.M$50];&quot;.*a.*&quot;)" office:value-type="float" office:value="30">
            <text:p>30</text:p>
          </table:table-cell>
          <table:table-cell table:formula="of:=COUNTIF([.N$2:.N$50];&quot;.*a.*&quot;)" office:value-type="float" office:value="0">
            <text:p>0</text:p>
          </table:table-cell>
          <table:table-cell table:formula="of:=COUNTIF([.O$2:.O$50];&quot;.*a.*&quot;)" office:value-type="float" office:value="0">
            <text:p>0</text:p>
          </table:table-cell>
          <table:table-cell table:formula="of:=COUNTIF([.P$2:.P$50];&quot;.*a.*&quot;)" office:value-type="float" office:value="0">
            <text:p>0</text:p>
          </table:table-cell>
          <table:table-cell table:formula="of:=COUNTIF([.Q$2:.Q$50];&quot;.*a.*&quot;)" office:value-type="float" office:value="0">
            <text:p>0</text:p>
          </table:table-cell>
          <table:table-cell table:formula="of:=COUNTIF([.R$2:.R$50];&quot;.*a.*&quot;)" office:value-type="float" office:value="0">
            <text:p>0</text:p>
          </table:table-cell>
          <table:table-cell table:formula="of:=COUNTIF([.S$2:.S$50];&quot;.*a.*&quot;)" office:value-type="float" office:value="30">
            <text:p>30</text:p>
          </table:table-cell>
          <table:table-cell table:formula="of:=COUNTIF([.T$2:.T$50];&quot;.*a.*&quot;)" office:value-type="float" office:value="0">
            <text:p>0</text:p>
          </table:table-cell>
          <table:table-cell table:formula="of:=COUNTIF([.U$2:.U$50];&quot;.*a.*&quot;)" office:value-type="float" office:value="0">
            <text:p>0</text:p>
          </table:table-cell>
          <table:table-cell table:formula="of:=COUNTIF([.V$2:.V$50];&quot;.*a.*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formula="of:=COUNTIF([.C$2:.C$50];&quot;.*b.*&quot;)" office:value-type="float" office:value="0">
            <text:p>0</text:p>
          </table:table-cell>
          <table:table-cell table:formula="of:=COUNTIF([.D$2:.D$50];&quot;.*b.*&quot;)" office:value-type="float" office:value="30">
            <text:p>30</text:p>
          </table:table-cell>
          <table:table-cell table:formula="of:=COUNTIF([.E$2:.E$50];&quot;.*b.*&quot;)" office:value-type="float" office:value="0">
            <text:p>0</text:p>
          </table:table-cell>
          <table:table-cell table:formula="of:=COUNTIF([.F$2:.F$50];&quot;.*b.*&quot;)" office:value-type="float" office:value="0">
            <text:p>0</text:p>
          </table:table-cell>
          <table:table-cell table:formula="of:=COUNTIF([.G$2:.G$50];&quot;.*b.*&quot;)" office:value-type="float" office:value="0">
            <text:p>0</text:p>
          </table:table-cell>
          <table:table-cell table:formula="of:=COUNTIF([.H$2:.H$50];&quot;.*b.*&quot;)" office:value-type="float" office:value="0">
            <text:p>0</text:p>
          </table:table-cell>
          <table:table-cell table:formula="of:=COUNTIF([.I$2:.I$50];&quot;.*b.*&quot;)" office:value-type="float" office:value="0">
            <text:p>0</text:p>
          </table:table-cell>
          <table:table-cell table:formula="of:=COUNTIF([.J$2:.J$50];&quot;.*b.*&quot;)" office:value-type="float" office:value="0">
            <text:p>0</text:p>
          </table:table-cell>
          <table:table-cell table:formula="of:=COUNTIF([.K$2:.K$50];&quot;.*b.*&quot;)" office:value-type="float" office:value="0">
            <text:p>0</text:p>
          </table:table-cell>
          <table:table-cell table:formula="of:=COUNTIF([.L$2:.L$50];&quot;.*b.*&quot;)" office:value-type="float" office:value="0">
            <text:p>0</text:p>
          </table:table-cell>
          <table:table-cell table:formula="of:=COUNTIF([.M$2:.M$50];&quot;.*b.*&quot;)" office:value-type="float" office:value="30">
            <text:p>30</text:p>
          </table:table-cell>
          <table:table-cell table:formula="of:=COUNTIF([.N$2:.N$50];&quot;.*b.*&quot;)" office:value-type="float" office:value="30">
            <text:p>30</text:p>
          </table:table-cell>
          <table:table-cell table:formula="of:=COUNTIF([.O$2:.O$50];&quot;.*b.*&quot;)" office:value-type="float" office:value="0">
            <text:p>0</text:p>
          </table:table-cell>
          <table:table-cell table:formula="of:=COUNTIF([.P$2:.P$50];&quot;.*b.*&quot;)" office:value-type="float" office:value="0">
            <text:p>0</text:p>
          </table:table-cell>
          <table:table-cell table:formula="of:=COUNTIF([.Q$2:.Q$50];&quot;.*b.*&quot;)" office:value-type="float" office:value="0">
            <text:p>0</text:p>
          </table:table-cell>
          <table:table-cell table:formula="of:=COUNTIF([.R$2:.R$50];&quot;.*b.*&quot;)" office:value-type="float" office:value="0">
            <text:p>0</text:p>
          </table:table-cell>
          <table:table-cell table:formula="of:=COUNTIF([.S$2:.S$50];&quot;.*b.*&quot;)" office:value-type="float" office:value="0">
            <text:p>0</text:p>
          </table:table-cell>
          <table:table-cell table:formula="of:=COUNTIF([.T$2:.T$50];&quot;.*b.*&quot;)" office:value-type="float" office:value="30">
            <text:p>30</text:p>
          </table:table-cell>
          <table:table-cell table:formula="of:=COUNTIF([.U$2:.U$50];&quot;.*b.*&quot;)" office:value-type="float" office:value="0">
            <text:p>0</text:p>
          </table:table-cell>
          <table:table-cell table:formula="of:=COUNTIF([.V$2:.V$50];&quot;.*b.*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formula="of:=COUNTIF([.C$2:.C$50];&quot;.*c.*&quot;)" office:value-type="float" office:value="0">
            <text:p>0</text:p>
          </table:table-cell>
          <table:table-cell table:formula="of:=COUNTIF([.D$2:.D$50];&quot;.*c.*&quot;)" office:value-type="float" office:value="0">
            <text:p>0</text:p>
          </table:table-cell>
          <table:table-cell table:formula="of:=COUNTIF([.E$2:.E$50];&quot;.*c.*&quot;)" office:value-type="float" office:value="30">
            <text:p>30</text:p>
          </table:table-cell>
          <table:table-cell table:formula="of:=COUNTIF([.F$2:.F$50];&quot;.*c.*&quot;)" office:value-type="float" office:value="0">
            <text:p>0</text:p>
          </table:table-cell>
          <table:table-cell table:formula="of:=COUNTIF([.G$2:.G$50];&quot;.*c.*&quot;)" office:value-type="float" office:value="0">
            <text:p>0</text:p>
          </table:table-cell>
          <table:table-cell table:formula="of:=COUNTIF([.H$2:.H$50];&quot;.*c.*&quot;)" office:value-type="float" office:value="0">
            <text:p>0</text:p>
          </table:table-cell>
          <table:table-cell table:formula="of:=COUNTIF([.I$2:.I$50];&quot;.*c.*&quot;)" office:value-type="float" office:value="0">
            <text:p>0</text:p>
          </table:table-cell>
          <table:table-cell table:formula="of:=COUNTIF([.J$2:.J$50];&quot;.*c.*&quot;)" office:value-type="float" office:value="0">
            <text:p>0</text:p>
          </table:table-cell>
          <table:table-cell table:formula="of:=COUNTIF([.K$2:.K$50];&quot;.*c.*&quot;)" office:value-type="float" office:value="0">
            <text:p>0</text:p>
          </table:table-cell>
          <table:table-cell table:formula="of:=COUNTIF([.L$2:.L$50];&quot;.*c.*&quot;)" office:value-type="float" office:value="0">
            <text:p>0</text:p>
          </table:table-cell>
          <table:table-cell table:formula="of:=COUNTIF([.M$2:.M$50];&quot;.*c.*&quot;)" office:value-type="float" office:value="0">
            <text:p>0</text:p>
          </table:table-cell>
          <table:table-cell table:formula="of:=COUNTIF([.N$2:.N$50];&quot;.*c.*&quot;)" office:value-type="float" office:value="30">
            <text:p>30</text:p>
          </table:table-cell>
          <table:table-cell table:formula="of:=COUNTIF([.O$2:.O$50];&quot;.*c.*&quot;)" office:value-type="float" office:value="30">
            <text:p>30</text:p>
          </table:table-cell>
          <table:table-cell table:formula="of:=COUNTIF([.P$2:.P$50];&quot;.*c.*&quot;)" office:value-type="float" office:value="0">
            <text:p>0</text:p>
          </table:table-cell>
          <table:table-cell table:formula="of:=COUNTIF([.Q$2:.Q$50];&quot;.*c.*&quot;)" office:value-type="float" office:value="0">
            <text:p>0</text:p>
          </table:table-cell>
          <table:table-cell table:formula="of:=COUNTIF([.R$2:.R$50];&quot;.*c.*&quot;)" office:value-type="float" office:value="0">
            <text:p>0</text:p>
          </table:table-cell>
          <table:table-cell table:formula="of:=COUNTIF([.S$2:.S$50];&quot;.*c.*&quot;)" office:value-type="float" office:value="30">
            <text:p>30</text:p>
          </table:table-cell>
          <table:table-cell table:formula="of:=COUNTIF([.T$2:.T$50];&quot;.*c.*&quot;)" office:value-type="float" office:value="0">
            <text:p>0</text:p>
          </table:table-cell>
          <table:table-cell table:formula="of:=COUNTIF([.U$2:.U$50];&quot;.*c.*&quot;)" office:value-type="float" office:value="30">
            <text:p>30</text:p>
          </table:table-cell>
          <table:table-cell table:formula="of:=COUNTIF([.V$2:.V$50];&quot;.*c.*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formula="of:=COUNTIF([.C$2:.C$50];&quot;.*d.*&quot;)" office:value-type="float" office:value="0">
            <text:p>0</text:p>
          </table:table-cell>
          <table:table-cell table:formula="of:=COUNTIF([.D$2:.D$50];&quot;.*d.*&quot;)" office:value-type="float" office:value="0">
            <text:p>0</text:p>
          </table:table-cell>
          <table:table-cell table:formula="of:=COUNTIF([.E$2:.E$50];&quot;.*d.*&quot;)" office:value-type="float" office:value="0">
            <text:p>0</text:p>
          </table:table-cell>
          <table:table-cell table:formula="of:=COUNTIF([.F$2:.F$50];&quot;.*d.*&quot;)" office:value-type="float" office:value="30">
            <text:p>30</text:p>
          </table:table-cell>
          <table:table-cell table:formula="of:=COUNTIF([.G$2:.G$50];&quot;.*d.*&quot;)" office:value-type="float" office:value="0">
            <text:p>0</text:p>
          </table:table-cell>
          <table:table-cell table:formula="of:=COUNTIF([.H$2:.H$50];&quot;.*d.*&quot;)" office:value-type="float" office:value="0">
            <text:p>0</text:p>
          </table:table-cell>
          <table:table-cell table:formula="of:=COUNTIF([.I$2:.I$50];&quot;.*d.*&quot;)" office:value-type="float" office:value="0">
            <text:p>0</text:p>
          </table:table-cell>
          <table:table-cell table:formula="of:=COUNTIF([.J$2:.J$50];&quot;.*d.*&quot;)" office:value-type="float" office:value="0">
            <text:p>0</text:p>
          </table:table-cell>
          <table:table-cell table:formula="of:=COUNTIF([.K$2:.K$50];&quot;.*d.*&quot;)" office:value-type="float" office:value="0">
            <text:p>0</text:p>
          </table:table-cell>
          <table:table-cell table:formula="of:=COUNTIF([.L$2:.L$50];&quot;.*d.*&quot;)" office:value-type="float" office:value="0">
            <text:p>0</text:p>
          </table:table-cell>
          <table:table-cell table:formula="of:=COUNTIF([.M$2:.M$50];&quot;.*d.*&quot;)" office:value-type="float" office:value="0">
            <text:p>0</text:p>
          </table:table-cell>
          <table:table-cell table:formula="of:=COUNTIF([.N$2:.N$50];&quot;.*d.*&quot;)" office:value-type="float" office:value="0">
            <text:p>0</text:p>
          </table:table-cell>
          <table:table-cell table:formula="of:=COUNTIF([.O$2:.O$50];&quot;.*d.*&quot;)" office:value-type="float" office:value="30">
            <text:p>30</text:p>
          </table:table-cell>
          <table:table-cell table:formula="of:=COUNTIF([.P$2:.P$50];&quot;.*d.*&quot;)" office:value-type="float" office:value="30">
            <text:p>30</text:p>
          </table:table-cell>
          <table:table-cell table:formula="of:=COUNTIF([.Q$2:.Q$50];&quot;.*d.*&quot;)" office:value-type="float" office:value="0">
            <text:p>0</text:p>
          </table:table-cell>
          <table:table-cell table:formula="of:=COUNTIF([.R$2:.R$50];&quot;.*d.*&quot;)" office:value-type="float" office:value="0">
            <text:p>0</text:p>
          </table:table-cell>
          <table:table-cell table:formula="of:=COUNTIF([.S$2:.S$50];&quot;.*d.*&quot;)" office:value-type="float" office:value="0">
            <text:p>0</text:p>
          </table:table-cell>
          <table:table-cell table:formula="of:=COUNTIF([.T$2:.T$50];&quot;.*d.*&quot;)" office:value-type="float" office:value="30">
            <text:p>30</text:p>
          </table:table-cell>
          <table:table-cell table:formula="of:=COUNTIF([.U$2:.U$50];&quot;.*d.*&quot;)" office:value-type="float" office:value="0">
            <text:p>0</text:p>
          </table:table-cell>
          <table:table-cell table:formula="of:=COUNTIF([.V$2:.V$50];&quot;.*d.*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</text:p>
          </table:table-cell>
          <table:table-cell table:formula="of:=COUNTIF([.C$2:.C$50];&quot;.*e.*&quot;)" office:value-type="float" office:value="0">
            <text:p>0</text:p>
          </table:table-cell>
          <table:table-cell table:formula="of:=COUNTIF([.D$2:.D$50];&quot;.*e.*&quot;)" office:value-type="float" office:value="0">
            <text:p>0</text:p>
          </table:table-cell>
          <table:table-cell table:formula="of:=COUNTIF([.E$2:.E$50];&quot;.*e.*&quot;)" office:value-type="float" office:value="0">
            <text:p>0</text:p>
          </table:table-cell>
          <table:table-cell table:formula="of:=COUNTIF([.F$2:.F$50];&quot;.*e.*&quot;)" office:value-type="float" office:value="0">
            <text:p>0</text:p>
          </table:table-cell>
          <table:table-cell table:formula="of:=COUNTIF([.G$2:.G$50];&quot;.*e.*&quot;)" office:value-type="float" office:value="30">
            <text:p>30</text:p>
          </table:table-cell>
          <table:table-cell table:formula="of:=COUNTIF([.H$2:.H$50];&quot;.*e.*&quot;)" office:value-type="float" office:value="0">
            <text:p>0</text:p>
          </table:table-cell>
          <table:table-cell table:formula="of:=COUNTIF([.I$2:.I$50];&quot;.*e.*&quot;)" office:value-type="float" office:value="0">
            <text:p>0</text:p>
          </table:table-cell>
          <table:table-cell table:formula="of:=COUNTIF([.J$2:.J$50];&quot;.*e.*&quot;)" office:value-type="float" office:value="0">
            <text:p>0</text:p>
          </table:table-cell>
          <table:table-cell table:formula="of:=COUNTIF([.K$2:.K$50];&quot;.*e.*&quot;)" office:value-type="float" office:value="0">
            <text:p>0</text:p>
          </table:table-cell>
          <table:table-cell table:formula="of:=COUNTIF([.L$2:.L$50];&quot;.*e.*&quot;)" office:value-type="float" office:value="0">
            <text:p>0</text:p>
          </table:table-cell>
          <table:table-cell table:formula="of:=COUNTIF([.M$2:.M$50];&quot;.*e.*&quot;)" office:value-type="float" office:value="0">
            <text:p>0</text:p>
          </table:table-cell>
          <table:table-cell table:formula="of:=COUNTIF([.N$2:.N$50];&quot;.*e.*&quot;)" office:value-type="float" office:value="0">
            <text:p>0</text:p>
          </table:table-cell>
          <table:table-cell table:formula="of:=COUNTIF([.O$2:.O$50];&quot;.*e.*&quot;)" office:value-type="float" office:value="0">
            <text:p>0</text:p>
          </table:table-cell>
          <table:table-cell table:formula="of:=COUNTIF([.P$2:.P$50];&quot;.*e.*&quot;)" office:value-type="float" office:value="30">
            <text:p>30</text:p>
          </table:table-cell>
          <table:table-cell table:formula="of:=COUNTIF([.Q$2:.Q$50];&quot;.*e.*&quot;)" office:value-type="float" office:value="30">
            <text:p>30</text:p>
          </table:table-cell>
          <table:table-cell table:formula="of:=COUNTIF([.R$2:.R$50];&quot;.*e.*&quot;)" office:value-type="float" office:value="0">
            <text:p>0</text:p>
          </table:table-cell>
          <table:table-cell table:formula="of:=COUNTIF([.S$2:.S$50];&quot;.*e.*&quot;)" office:value-type="float" office:value="30">
            <text:p>30</text:p>
          </table:table-cell>
          <table:table-cell table:formula="of:=COUNTIF([.T$2:.T$50];&quot;.*e.*&quot;)" office:value-type="float" office:value="0">
            <text:p>0</text:p>
          </table:table-cell>
          <table:table-cell table:formula="of:=COUNTIF([.U$2:.U$50];&quot;.*e.*&quot;)" office:value-type="float" office:value="30">
            <text:p>30</text:p>
          </table:table-cell>
          <table:table-cell table:formula="of:=COUNTIF([.V$2:.V$50];&quot;.*e.*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</text:p>
          </table:table-cell>
          <table:table-cell table:formula="of:=COUNTIF([.C$2:.C$50];&quot;.*f.*&quot;)" office:value-type="float" office:value="0">
            <text:p>0</text:p>
          </table:table-cell>
          <table:table-cell table:formula="of:=COUNTIF([.D$2:.D$50];&quot;.*f.*&quot;)" office:value-type="float" office:value="0">
            <text:p>0</text:p>
          </table:table-cell>
          <table:table-cell table:formula="of:=COUNTIF([.E$2:.E$50];&quot;.*f.*&quot;)" office:value-type="float" office:value="0">
            <text:p>0</text:p>
          </table:table-cell>
          <table:table-cell table:formula="of:=COUNTIF([.F$2:.F$50];&quot;.*f.*&quot;)" office:value-type="float" office:value="0">
            <text:p>0</text:p>
          </table:table-cell>
          <table:table-cell table:formula="of:=COUNTIF([.G$2:.G$50];&quot;.*f.*&quot;)" office:value-type="float" office:value="0">
            <text:p>0</text:p>
          </table:table-cell>
          <table:table-cell table:formula="of:=COUNTIF([.H$2:.H$50];&quot;.*f.*&quot;)" office:value-type="float" office:value="30">
            <text:p>30</text:p>
          </table:table-cell>
          <table:table-cell table:formula="of:=COUNTIF([.I$2:.I$50];&quot;.*f.*&quot;)" office:value-type="float" office:value="0">
            <text:p>0</text:p>
          </table:table-cell>
          <table:table-cell table:formula="of:=COUNTIF([.J$2:.J$50];&quot;.*f.*&quot;)" office:value-type="float" office:value="0">
            <text:p>0</text:p>
          </table:table-cell>
          <table:table-cell table:formula="of:=COUNTIF([.K$2:.K$50];&quot;.*f.*&quot;)" office:value-type="float" office:value="0">
            <text:p>0</text:p>
          </table:table-cell>
          <table:table-cell table:formula="of:=COUNTIF([.L$2:.L$50];&quot;.*f.*&quot;)" office:value-type="float" office:value="0">
            <text:p>0</text:p>
          </table:table-cell>
          <table:table-cell table:formula="of:=COUNTIF([.M$2:.M$50];&quot;.*f.*&quot;)" office:value-type="float" office:value="0">
            <text:p>0</text:p>
          </table:table-cell>
          <table:table-cell table:formula="of:=COUNTIF([.N$2:.N$50];&quot;.*f.*&quot;)" office:value-type="float" office:value="0">
            <text:p>0</text:p>
          </table:table-cell>
          <table:table-cell table:formula="of:=COUNTIF([.O$2:.O$50];&quot;.*f.*&quot;)" office:value-type="float" office:value="0">
            <text:p>0</text:p>
          </table:table-cell>
          <table:table-cell table:formula="of:=COUNTIF([.P$2:.P$50];&quot;.*f.*&quot;)" office:value-type="float" office:value="0">
            <text:p>0</text:p>
          </table:table-cell>
          <table:table-cell table:formula="of:=COUNTIF([.Q$2:.Q$50];&quot;.*f.*&quot;)" office:value-type="float" office:value="30">
            <text:p>30</text:p>
          </table:table-cell>
          <table:table-cell table:formula="of:=COUNTIF([.R$2:.R$50];&quot;.*f.*&quot;)" office:value-type="float" office:value="30">
            <text:p>30</text:p>
          </table:table-cell>
          <table:table-cell table:formula="of:=COUNTIF([.S$2:.S$50];&quot;.*f.*&quot;)" office:value-type="float" office:value="0">
            <text:p>0</text:p>
          </table:table-cell>
          <table:table-cell table:formula="of:=COUNTIF([.T$2:.T$50];&quot;.*f.*&quot;)" office:value-type="float" office:value="30">
            <text:p>30</text:p>
          </table:table-cell>
          <table:table-cell table:formula="of:=COUNTIF([.U$2:.U$50];&quot;.*f.*&quot;)" office:value-type="float" office:value="0">
            <text:p>0</text:p>
          </table:table-cell>
          <table:table-cell table:formula="of:=COUNTIF([.V$2:.V$50];&quot;.*f.*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</text:p>
          </table:table-cell>
          <table:table-cell table:formula="of:=COUNTIF([.C$2:.C$50];&quot;.*g.*&quot;)" office:value-type="float" office:value="0">
            <text:p>0</text:p>
          </table:table-cell>
          <table:table-cell table:formula="of:=COUNTIF([.D$2:.D$50];&quot;.*g.*&quot;)" office:value-type="float" office:value="0">
            <text:p>0</text:p>
          </table:table-cell>
          <table:table-cell table:formula="of:=COUNTIF([.E$2:.E$50];&quot;.*g.*&quot;)" office:value-type="float" office:value="0">
            <text:p>0</text:p>
          </table:table-cell>
          <table:table-cell table:formula="of:=COUNTIF([.F$2:.F$50];&quot;.*g.*&quot;)" office:value-type="float" office:value="0">
            <text:p>0</text:p>
          </table:table-cell>
          <table:table-cell table:formula="of:=COUNTIF([.G$2:.G$50];&quot;.*g.*&quot;)" office:value-type="float" office:value="0">
            <text:p>0</text:p>
          </table:table-cell>
          <table:table-cell table:formula="of:=COUNTIF([.H$2:.H$50];&quot;.*g.*&quot;)" office:value-type="float" office:value="0">
            <text:p>0</text:p>
          </table:table-cell>
          <table:table-cell table:formula="of:=COUNTIF([.I$2:.I$50];&quot;.*g.*&quot;)" office:value-type="float" office:value="30">
            <text:p>30</text:p>
          </table:table-cell>
          <table:table-cell table:formula="of:=COUNTIF([.J$2:.J$50];&quot;.*g.*&quot;)" office:value-type="float" office:value="0">
            <text:p>0</text:p>
          </table:table-cell>
          <table:table-cell table:formula="of:=COUNTIF([.K$2:.K$50];&quot;.*g.*&quot;)" office:value-type="float" office:value="0">
            <text:p>0</text:p>
          </table:table-cell>
          <table:table-cell table:formula="of:=COUNTIF([.L$2:.L$50];&quot;.*g.*&quot;)" office:value-type="float" office:value="0">
            <text:p>0</text:p>
          </table:table-cell>
          <table:table-cell table:formula="of:=COUNTIF([.M$2:.M$50];&quot;.*g.*&quot;)" office:value-type="float" office:value="0">
            <text:p>0</text:p>
          </table:table-cell>
          <table:table-cell table:formula="of:=COUNTIF([.N$2:.N$50];&quot;.*g.*&quot;)" office:value-type="float" office:value="0">
            <text:p>0</text:p>
          </table:table-cell>
          <table:table-cell table:formula="of:=COUNTIF([.O$2:.O$50];&quot;.*g.*&quot;)" office:value-type="float" office:value="0">
            <text:p>0</text:p>
          </table:table-cell>
          <table:table-cell table:formula="of:=COUNTIF([.P$2:.P$50];&quot;.*g.*&quot;)" office:value-type="float" office:value="0">
            <text:p>0</text:p>
          </table:table-cell>
          <table:table-cell table:formula="of:=COUNTIF([.Q$2:.Q$50];&quot;.*g.*&quot;)" office:value-type="float" office:value="0">
            <text:p>0</text:p>
          </table:table-cell>
          <table:table-cell table:formula="of:=COUNTIF([.R$2:.R$50];&quot;.*g.*&quot;)" office:value-type="float" office:value="30">
            <text:p>30</text:p>
          </table:table-cell>
          <table:table-cell table:formula="of:=COUNTIF([.S$2:.S$50];&quot;.*g.*&quot;)" office:value-type="float" office:value="0">
            <text:p>0</text:p>
          </table:table-cell>
          <table:table-cell table:formula="of:=COUNTIF([.T$2:.T$50];&quot;.*g.*&quot;)" office:value-type="float" office:value="0">
            <text:p>0</text:p>
          </table:table-cell>
          <table:table-cell table:formula="of:=COUNTIF([.U$2:.U$50];&quot;.*g.*&quot;)" office:value-type="float" office:value="30">
            <text:p>30</text:p>
          </table:table-cell>
          <table:table-cell table:formula="of:=COUNTIF([.V$2:.V$50];&quot;.*g.*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</text:p>
          </table:table-cell>
          <table:table-cell table:formula="of:=COUNTIF([.C$2:.C$50];&quot;.*h.*&quot;)" office:value-type="float" office:value="0">
            <text:p>0</text:p>
          </table:table-cell>
          <table:table-cell table:formula="of:=COUNTIF([.D$2:.D$50];&quot;.*h.*&quot;)" office:value-type="float" office:value="0">
            <text:p>0</text:p>
          </table:table-cell>
          <table:table-cell table:formula="of:=COUNTIF([.E$2:.E$50];&quot;.*h.*&quot;)" office:value-type="float" office:value="0">
            <text:p>0</text:p>
          </table:table-cell>
          <table:table-cell table:formula="of:=COUNTIF([.F$2:.F$50];&quot;.*h.*&quot;)" office:value-type="float" office:value="0">
            <text:p>0</text:p>
          </table:table-cell>
          <table:table-cell table:formula="of:=COUNTIF([.G$2:.G$50];&quot;.*h.*&quot;)" office:value-type="float" office:value="0">
            <text:p>0</text:p>
          </table:table-cell>
          <table:table-cell table:formula="of:=COUNTIF([.H$2:.H$50];&quot;.*h.*&quot;)" office:value-type="float" office:value="0">
            <text:p>0</text:p>
          </table:table-cell>
          <table:table-cell table:formula="of:=COUNTIF([.I$2:.I$50];&quot;.*h.*&quot;)" office:value-type="float" office:value="0">
            <text:p>0</text:p>
          </table:table-cell>
          <table:table-cell table:formula="of:=COUNTIF([.J$2:.J$50];&quot;.*h.*&quot;)" office:value-type="float" office:value="30">
            <text:p>30</text:p>
          </table:table-cell>
          <table:table-cell table:formula="of:=COUNTIF([.K$2:.K$50];&quot;.*h.*&quot;)" office:value-type="float" office:value="0">
            <text:p>0</text:p>
          </table:table-cell>
          <table:table-cell table:formula="of:=COUNTIF([.L$2:.L$50];&quot;.*h.*&quot;)" office:value-type="float" office:value="0">
            <text:p>0</text:p>
          </table:table-cell>
          <table:table-cell table:formula="of:=COUNTIF([.M$2:.M$50];&quot;.*h.*&quot;)" office:value-type="float" office:value="0">
            <text:p>0</text:p>
          </table:table-cell>
          <table:table-cell table:formula="of:=COUNTIF([.N$2:.N$50];&quot;.*h.*&quot;)" office:value-type="float" office:value="0">
            <text:p>0</text:p>
          </table:table-cell>
          <table:table-cell table:formula="of:=COUNTIF([.O$2:.O$50];&quot;.*h.*&quot;)" office:value-type="float" office:value="0">
            <text:p>0</text:p>
          </table:table-cell>
          <table:table-cell table:formula="of:=COUNTIF([.P$2:.P$50];&quot;.*h.*&quot;)" office:value-type="float" office:value="0">
            <text:p>0</text:p>
          </table:table-cell>
          <table:table-cell table:formula="of:=COUNTIF([.Q$2:.Q$50];&quot;.*h.*&quot;)" office:value-type="float" office:value="0">
            <text:p>0</text:p>
          </table:table-cell>
          <table:table-cell table:formula="of:=COUNTIF([.R$2:.R$50];&quot;.*h.*&quot;)" office:value-type="float" office:value="0">
            <text:p>0</text:p>
          </table:table-cell>
          <table:table-cell table:formula="of:=COUNTIF([.S$2:.S$50];&quot;.*h.*&quot;)" office:value-type="float" office:value="0">
            <text:p>0</text:p>
          </table:table-cell>
          <table:table-cell table:formula="of:=COUNTIF([.T$2:.T$50];&quot;.*h.*&quot;)" office:value-type="float" office:value="30">
            <text:p>30</text:p>
          </table:table-cell>
          <table:table-cell table:formula="of:=COUNTIF([.U$2:.U$50];&quot;.*h.*&quot;)" office:value-type="float" office:value="0">
            <text:p>0</text:p>
          </table:table-cell>
          <table:table-cell table:formula="of:=COUNTIF([.V$2:.V$50];&quot;.*h.*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f:=COUNTIF([.C$2:.C$50];&quot;.*i.*&quot;)" office:value-type="float" office:value="0">
            <text:p>0</text:p>
          </table:table-cell>
          <table:table-cell table:formula="of:=COUNTIF([.D$2:.D$50];&quot;.*i.*&quot;)" office:value-type="float" office:value="0">
            <text:p>0</text:p>
          </table:table-cell>
          <table:table-cell table:formula="of:=COUNTIF([.E$2:.E$50];&quot;.*i.*&quot;)" office:value-type="float" office:value="0">
            <text:p>0</text:p>
          </table:table-cell>
          <table:table-cell table:formula="of:=COUNTIF([.F$2:.F$50];&quot;.*i.*&quot;)" office:value-type="float" office:value="0">
            <text:p>0</text:p>
          </table:table-cell>
          <table:table-cell table:formula="of:=COUNTIF([.G$2:.G$50];&quot;.*i.*&quot;)" office:value-type="float" office:value="0">
            <text:p>0</text:p>
          </table:table-cell>
          <table:table-cell table:formula="of:=COUNTIF([.H$2:.H$50];&quot;.*i.*&quot;)" office:value-type="float" office:value="0">
            <text:p>0</text:p>
          </table:table-cell>
          <table:table-cell table:formula="of:=COUNTIF([.I$2:.I$50];&quot;.*i.*&quot;)" office:value-type="float" office:value="0">
            <text:p>0</text:p>
          </table:table-cell>
          <table:table-cell table:formula="of:=COUNTIF([.J$2:.J$50];&quot;.*i.*&quot;)" office:value-type="float" office:value="0">
            <text:p>0</text:p>
          </table:table-cell>
          <table:table-cell table:formula="of:=COUNTIF([.K$2:.K$50];&quot;.*i.*&quot;)" office:value-type="float" office:value="30">
            <text:p>30</text:p>
          </table:table-cell>
          <table:table-cell table:formula="of:=COUNTIF([.L$2:.L$50];&quot;.*i.*&quot;)" office:value-type="float" office:value="0">
            <text:p>0</text:p>
          </table:table-cell>
          <table:table-cell table:formula="of:=COUNTIF([.M$2:.M$50];&quot;.*i.*&quot;)" office:value-type="float" office:value="0">
            <text:p>0</text:p>
          </table:table-cell>
          <table:table-cell table:formula="of:=COUNTIF([.N$2:.N$50];&quot;.*i.*&quot;)" office:value-type="float" office:value="0">
            <text:p>0</text:p>
          </table:table-cell>
          <table:table-cell table:formula="of:=COUNTIF([.O$2:.O$50];&quot;.*i.*&quot;)" office:value-type="float" office:value="0">
            <text:p>0</text:p>
          </table:table-cell>
          <table:table-cell table:formula="of:=COUNTIF([.P$2:.P$50];&quot;.*i.*&quot;)" office:value-type="float" office:value="0">
            <text:p>0</text:p>
          </table:table-cell>
          <table:table-cell table:formula="of:=COUNTIF([.Q$2:.Q$50];&quot;.*i.*&quot;)" office:value-type="float" office:value="0">
            <text:p>0</text:p>
          </table:table-cell>
          <table:table-cell table:formula="of:=COUNTIF([.R$2:.R$50];&quot;.*i.*&quot;)" office:value-type="float" office:value="0">
            <text:p>0</text:p>
          </table:table-cell>
          <table:table-cell table:formula="of:=COUNTIF([.S$2:.S$50];&quot;.*i.*&quot;)" office:value-type="float" office:value="0">
            <text:p>0</text:p>
          </table:table-cell>
          <table:table-cell table:formula="of:=COUNTIF([.T$2:.T$50];&quot;.*i.*&quot;)" office:value-type="float" office:value="0">
            <text:p>0</text:p>
          </table:table-cell>
          <table:table-cell table:formula="of:=COUNTIF([.U$2:.U$50];&quot;.*i.*&quot;)" office:value-type="float" office:value="30">
            <text:p>30</text:p>
          </table:table-cell>
          <table:table-cell table:formula="of:=COUNTIF([.V$2:.V$50];&quot;.*i.*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</text:p>
          </table:table-cell>
          <table:table-cell table:formula="of:=COUNTIF([.C$2:.C$50];&quot;.*j.*&quot;)" office:value-type="float" office:value="0">
            <text:p>0</text:p>
          </table:table-cell>
          <table:table-cell table:formula="of:=COUNTIF([.D$2:.D$50];&quot;.*j.*&quot;)" office:value-type="float" office:value="0">
            <text:p>0</text:p>
          </table:table-cell>
          <table:table-cell table:formula="of:=COUNTIF([.E$2:.E$50];&quot;.*j.*&quot;)" office:value-type="float" office:value="0">
            <text:p>0</text:p>
          </table:table-cell>
          <table:table-cell table:formula="of:=COUNTIF([.F$2:.F$50];&quot;.*j.*&quot;)" office:value-type="float" office:value="0">
            <text:p>0</text:p>
          </table:table-cell>
          <table:table-cell table:formula="of:=COUNTIF([.G$2:.G$50];&quot;.*j.*&quot;)" office:value-type="float" office:value="0">
            <text:p>0</text:p>
          </table:table-cell>
          <table:table-cell table:formula="of:=COUNTIF([.H$2:.H$50];&quot;.*j.*&quot;)" office:value-type="float" office:value="0">
            <text:p>0</text:p>
          </table:table-cell>
          <table:table-cell table:formula="of:=COUNTIF([.I$2:.I$50];&quot;.*j.*&quot;)" office:value-type="float" office:value="0">
            <text:p>0</text:p>
          </table:table-cell>
          <table:table-cell table:formula="of:=COUNTIF([.J$2:.J$50];&quot;.*j.*&quot;)" office:value-type="float" office:value="0">
            <text:p>0</text:p>
          </table:table-cell>
          <table:table-cell table:formula="of:=COUNTIF([.K$2:.K$50];&quot;.*j.*&quot;)" office:value-type="float" office:value="0">
            <text:p>0</text:p>
          </table:table-cell>
          <table:table-cell table:formula="of:=COUNTIF([.L$2:.L$50];&quot;.*j.*&quot;)" office:value-type="float" office:value="30">
            <text:p>30</text:p>
          </table:table-cell>
          <table:table-cell table:formula="of:=COUNTIF([.M$2:.M$50];&quot;.*j.*&quot;)" office:value-type="float" office:value="0">
            <text:p>0</text:p>
          </table:table-cell>
          <table:table-cell table:formula="of:=COUNTIF([.N$2:.N$50];&quot;.*j.*&quot;)" office:value-type="float" office:value="0">
            <text:p>0</text:p>
          </table:table-cell>
          <table:table-cell table:formula="of:=COUNTIF([.O$2:.O$50];&quot;.*j.*&quot;)" office:value-type="float" office:value="0">
            <text:p>0</text:p>
          </table:table-cell>
          <table:table-cell table:formula="of:=COUNTIF([.P$2:.P$50];&quot;.*j.*&quot;)" office:value-type="float" office:value="0">
            <text:p>0</text:p>
          </table:table-cell>
          <table:table-cell table:formula="of:=COUNTIF([.Q$2:.Q$50];&quot;.*j.*&quot;)" office:value-type="float" office:value="0">
            <text:p>0</text:p>
          </table:table-cell>
          <table:table-cell table:formula="of:=COUNTIF([.R$2:.R$50];&quot;.*j.*&quot;)" office:value-type="float" office:value="0">
            <text:p>0</text:p>
          </table:table-cell>
          <table:table-cell table:formula="of:=COUNTIF([.S$2:.S$50];&quot;.*j.*&quot;)" office:value-type="float" office:value="0">
            <text:p>0</text:p>
          </table:table-cell>
          <table:table-cell table:formula="of:=COUNTIF([.T$2:.T$50];&quot;.*j.*&quot;)" office:value-type="float" office:value="0">
            <text:p>0</text:p>
          </table:table-cell>
          <table:table-cell table:formula="of:=COUNTIF([.U$2:.U$50];&quot;.*j.*&quot;)" office:value-type="float" office:value="0">
            <text:p>0</text:p>
          </table:table-cell>
          <table:table-cell table:formula="of:=COUNTIF([.V$2:.V$50];&quot;.*j.*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k</text:p>
          </table:table-cell>
          <table:table-cell table:formula="of:=COUNTIF([.C$2:.C$50];&quot;.*k.*&quot;)" office:value-type="float" office:value="0">
            <text:p>0</text:p>
          </table:table-cell>
          <table:table-cell table:formula="of:=COUNTIF([.D$2:.D$50];&quot;.*k.*&quot;)" office:value-type="float" office:value="0">
            <text:p>0</text:p>
          </table:table-cell>
          <table:table-cell table:formula="of:=COUNTIF([.E$2:.E$50];&quot;.*k.*&quot;)" office:value-type="float" office:value="0">
            <text:p>0</text:p>
          </table:table-cell>
          <table:table-cell table:formula="of:=COUNTIF([.F$2:.F$50];&quot;.*k.*&quot;)" office:value-type="float" office:value="0">
            <text:p>0</text:p>
          </table:table-cell>
          <table:table-cell table:formula="of:=COUNTIF([.G$2:.G$50];&quot;.*k.*&quot;)" office:value-type="float" office:value="0">
            <text:p>0</text:p>
          </table:table-cell>
          <table:table-cell table:formula="of:=COUNTIF([.H$2:.H$50];&quot;.*k.*&quot;)" office:value-type="float" office:value="0">
            <text:p>0</text:p>
          </table:table-cell>
          <table:table-cell table:formula="of:=COUNTIF([.I$2:.I$50];&quot;.*k.*&quot;)" office:value-type="float" office:value="0">
            <text:p>0</text:p>
          </table:table-cell>
          <table:table-cell table:formula="of:=COUNTIF([.J$2:.J$50];&quot;.*k.*&quot;)" office:value-type="float" office:value="0">
            <text:p>0</text:p>
          </table:table-cell>
          <table:table-cell table:formula="of:=COUNTIF([.K$2:.K$50];&quot;.*k.*&quot;)" office:value-type="float" office:value="0">
            <text:p>0</text:p>
          </table:table-cell>
          <table:table-cell table:formula="of:=COUNTIF([.L$2:.L$50];&quot;.*k.*&quot;)" office:value-type="float" office:value="0">
            <text:p>0</text:p>
          </table:table-cell>
          <table:table-cell table:formula="of:=COUNTIF([.M$2:.M$50];&quot;.*k.*&quot;)" office:value-type="float" office:value="0">
            <text:p>0</text:p>
          </table:table-cell>
          <table:table-cell table:formula="of:=COUNTIF([.N$2:.N$50];&quot;.*k.*&quot;)" office:value-type="float" office:value="0">
            <text:p>0</text:p>
          </table:table-cell>
          <table:table-cell table:formula="of:=COUNTIF([.O$2:.O$50];&quot;.*k.*&quot;)" office:value-type="float" office:value="0">
            <text:p>0</text:p>
          </table:table-cell>
          <table:table-cell table:formula="of:=COUNTIF([.P$2:.P$50];&quot;.*k.*&quot;)" office:value-type="float" office:value="0">
            <text:p>0</text:p>
          </table:table-cell>
          <table:table-cell table:formula="of:=COUNTIF([.Q$2:.Q$50];&quot;.*k.*&quot;)" office:value-type="float" office:value="0">
            <text:p>0</text:p>
          </table:table-cell>
          <table:table-cell table:formula="of:=COUNTIF([.R$2:.R$50];&quot;.*k.*&quot;)" office:value-type="float" office:value="0">
            <text:p>0</text:p>
          </table:table-cell>
          <table:table-cell table:formula="of:=COUNTIF([.S$2:.S$50];&quot;.*k.*&quot;)" office:value-type="float" office:value="0">
            <text:p>0</text:p>
          </table:table-cell>
          <table:table-cell table:formula="of:=COUNTIF([.T$2:.T$50];&quot;.*k.*&quot;)" office:value-type="float" office:value="0">
            <text:p>0</text:p>
          </table:table-cell>
          <table:table-cell table:formula="of:=COUNTIF([.U$2:.U$50];&quot;.*k.*&quot;)" office:value-type="float" office:value="0">
            <text:p>0</text:p>
          </table:table-cell>
          <table:table-cell table:formula="of:=COUNTIF([.V$2:.V$50];&quot;.*k.*&quot;)"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</text:p>
          </table:table-cell>
          <table:table-cell table:formula="of:=COUNTIF([.C$2:.C$50];&quot;.*l.*&quot;)" office:value-type="float" office:value="0">
            <text:p>0</text:p>
          </table:table-cell>
          <table:table-cell table:formula="of:=COUNTIF([.D$2:.D$50];&quot;.*l.*&quot;)" office:value-type="float" office:value="0">
            <text:p>0</text:p>
          </table:table-cell>
          <table:table-cell table:formula="of:=COUNTIF([.E$2:.E$50];&quot;.*l.*&quot;)" office:value-type="float" office:value="0">
            <text:p>0</text:p>
          </table:table-cell>
          <table:table-cell table:formula="of:=COUNTIF([.F$2:.F$50];&quot;.*l.*&quot;)" office:value-type="float" office:value="0">
            <text:p>0</text:p>
          </table:table-cell>
          <table:table-cell table:formula="of:=COUNTIF([.G$2:.G$50];&quot;.*l.*&quot;)" office:value-type="float" office:value="0">
            <text:p>0</text:p>
          </table:table-cell>
          <table:table-cell table:formula="of:=COUNTIF([.H$2:.H$50];&quot;.*l.*&quot;)" office:value-type="float" office:value="0">
            <text:p>0</text:p>
          </table:table-cell>
          <table:table-cell table:formula="of:=COUNTIF([.I$2:.I$50];&quot;.*l.*&quot;)" office:value-type="float" office:value="0">
            <text:p>0</text:p>
          </table:table-cell>
          <table:table-cell table:formula="of:=COUNTIF([.J$2:.J$50];&quot;.*l.*&quot;)" office:value-type="float" office:value="0">
            <text:p>0</text:p>
          </table:table-cell>
          <table:table-cell table:formula="of:=COUNTIF([.K$2:.K$50];&quot;.*l.*&quot;)" office:value-type="float" office:value="0">
            <text:p>0</text:p>
          </table:table-cell>
          <table:table-cell table:formula="of:=COUNTIF([.L$2:.L$50];&quot;.*l.*&quot;)" office:value-type="float" office:value="0">
            <text:p>0</text:p>
          </table:table-cell>
          <table:table-cell table:formula="of:=COUNTIF([.M$2:.M$50];&quot;.*l.*&quot;)" office:value-type="float" office:value="0">
            <text:p>0</text:p>
          </table:table-cell>
          <table:table-cell table:formula="of:=COUNTIF([.N$2:.N$50];&quot;.*l.*&quot;)" office:value-type="float" office:value="0">
            <text:p>0</text:p>
          </table:table-cell>
          <table:table-cell table:formula="of:=COUNTIF([.O$2:.O$50];&quot;.*l.*&quot;)" office:value-type="float" office:value="0">
            <text:p>0</text:p>
          </table:table-cell>
          <table:table-cell table:formula="of:=COUNTIF([.P$2:.P$50];&quot;.*l.*&quot;)" office:value-type="float" office:value="0">
            <text:p>0</text:p>
          </table:table-cell>
          <table:table-cell table:formula="of:=COUNTIF([.Q$2:.Q$50];&quot;.*l.*&quot;)" office:value-type="float" office:value="0">
            <text:p>0</text:p>
          </table:table-cell>
          <table:table-cell table:formula="of:=COUNTIF([.R$2:.R$50];&quot;.*l.*&quot;)" office:value-type="float" office:value="0">
            <text:p>0</text:p>
          </table:table-cell>
          <table:table-cell table:formula="of:=COUNTIF([.S$2:.S$50];&quot;.*l.*&quot;)" office:value-type="float" office:value="0">
            <text:p>0</text:p>
          </table:table-cell>
          <table:table-cell table:formula="of:=COUNTIF([.T$2:.T$50];&quot;.*l.*&quot;)" office:value-type="float" office:value="0">
            <text:p>0</text:p>
          </table:table-cell>
          <table:table-cell table:formula="of:=COUNTIF([.U$2:.U$50];&quot;.*l.*&quot;)" office:value-type="float" office:value="0">
            <text:p>0</text:p>
          </table:table-cell>
          <table:table-cell table:formula="of:=COUNTIF([.V$2:.V$50];&quot;.*l.*&quot;)"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計</text:p>
          </table:table-cell>
          <table:table-cell table:formula="of:=SUM([.C52:.C63])" office:value-type="float" office:value="30">
            <text:p>30</text:p>
          </table:table-cell>
          <table:table-cell table:formula="of:=SUM([.D52:.D63])" office:value-type="float" office:value="30">
            <text:p>30</text:p>
          </table:table-cell>
          <table:table-cell table:formula="of:=SUM([.E52:.E63])" office:value-type="float" office:value="30">
            <text:p>30</text:p>
          </table:table-cell>
          <table:table-cell table:formula="of:=SUM([.F52:.F63])" office:value-type="float" office:value="30">
            <text:p>30</text:p>
          </table:table-cell>
          <table:table-cell table:formula="of:=SUM([.G52:.G63])" office:value-type="float" office:value="30">
            <text:p>30</text:p>
          </table:table-cell>
          <table:table-cell table:formula="of:=SUM([.H52:.H63])" office:value-type="float" office:value="30">
            <text:p>30</text:p>
          </table:table-cell>
          <table:table-cell table:formula="of:=SUM([.I52:.I63])" office:value-type="float" office:value="30">
            <text:p>30</text:p>
          </table:table-cell>
          <table:table-cell table:formula="of:=SUM([.J52:.J63])" office:value-type="float" office:value="30">
            <text:p>30</text:p>
          </table:table-cell>
          <table:table-cell table:formula="of:=SUM([.K52:.K63])" office:value-type="float" office:value="30">
            <text:p>30</text:p>
          </table:table-cell>
          <table:table-cell table:formula="of:=SUM([.L52:.L63])" office:value-type="float" office:value="30">
            <text:p>30</text:p>
          </table:table-cell>
          <table:table-cell table:formula="of:=SUM([.M52:.M63])" office:value-type="float" office:value="60">
            <text:p>60</text:p>
          </table:table-cell>
          <table:table-cell table:formula="of:=SUM([.N52:.N63])" office:value-type="float" office:value="60">
            <text:p>60</text:p>
          </table:table-cell>
          <table:table-cell table:formula="of:=SUM([.O52:.O63])" office:value-type="float" office:value="60">
            <text:p>60</text:p>
          </table:table-cell>
          <table:table-cell table:formula="of:=SUM([.P52:.P63])" office:value-type="float" office:value="60">
            <text:p>60</text:p>
          </table:table-cell>
          <table:table-cell table:formula="of:=SUM([.Q52:.Q63])" office:value-type="float" office:value="60">
            <text:p>60</text:p>
          </table:table-cell>
          <table:table-cell table:formula="of:=SUM([.R52:.R63])" office:value-type="float" office:value="60">
            <text:p>60</text:p>
          </table:table-cell>
          <table:table-cell table:formula="of:=SUM([.S52:.S63])" office:value-type="float" office:value="90">
            <text:p>90</text:p>
          </table:table-cell>
          <table:table-cell table:formula="of:=SUM([.T52:.T63])" office:value-type="float" office:value="120">
            <text:p>120</text:p>
          </table:table-cell>
          <table:table-cell table:formula="of:=SUM([.U52:.U63])" office:value-type="float" office:value="120">
            <text:p>120</text:p>
          </table:table-cell>
          <table:table-cell table:formula="of:=SUM([.V52:.V63])"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>
            <text:p>以下の青い部分を直接texファイルにコピーするか、ファイルに保存してtexファイルからincludeする</text:p>
          </table:table-cell>
          <table:table-cell table:style-name="ce1" table:number-columns-repeated="9"/>
          <table:table-cell table:number-columns-repeated="1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</text:p>
          </table:table-cell>
          <table:table-cell office:value-type="float" office:value="0">
            <text:p>0</text:p>
          </table:table-cell>
          <table:table-cell table:style-name="ce3" table:formula="of:=&quot;\distrib{&quot;&amp;[.C$67]&amp;&quot;}{&quot;&amp;[.$B68]&amp;&quot;}{&quot;&amp;[.C52]&amp;&quot;}&quot;" office:value-type="string" office:string-value="\distrib{1}{0}{30}">
            <text:p>\distrib{1}{0}{30}</text:p>
          </table:table-cell>
          <table:table-cell table:style-name="ce3" table:formula="of:=&quot;\distrib{&quot;&amp;[.D$67]&amp;&quot;}{&quot;&amp;[.$B68]&amp;&quot;}{&quot;&amp;[.D52]&amp;&quot;}&quot;" office:value-type="string" office:string-value="\distrib{2}{0}{0}">
            <text:p>\distrib{2}{0}{0}</text:p>
          </table:table-cell>
          <table:table-cell table:style-name="ce3" table:formula="of:=&quot;\distrib{&quot;&amp;[.E$67]&amp;&quot;}{&quot;&amp;[.$B68]&amp;&quot;}{&quot;&amp;[.E52]&amp;&quot;}&quot;" office:value-type="string" office:string-value="\distrib{3}{0}{0}">
            <text:p>\distrib{3}{0}{0}</text:p>
          </table:table-cell>
          <table:table-cell table:style-name="ce3" table:formula="of:=&quot;\distrib{&quot;&amp;[.F$67]&amp;&quot;}{&quot;&amp;[.$B68]&amp;&quot;}{&quot;&amp;[.F52]&amp;&quot;}&quot;" office:value-type="string" office:string-value="\distrib{4}{0}{0}">
            <text:p>\distrib{4}{0}{0}</text:p>
          </table:table-cell>
          <table:table-cell table:style-name="ce3" table:formula="of:=&quot;\distrib{&quot;&amp;[.G$67]&amp;&quot;}{&quot;&amp;[.$B68]&amp;&quot;}{&quot;&amp;[.G52]&amp;&quot;}&quot;" office:value-type="string" office:string-value="\distrib{5}{0}{0}">
            <text:p>\distrib{5}{0}{0}</text:p>
          </table:table-cell>
          <table:table-cell table:style-name="ce3" table:formula="of:=&quot;\distrib{&quot;&amp;[.H$67]&amp;&quot;}{&quot;&amp;[.$B68]&amp;&quot;}{&quot;&amp;[.H52]&amp;&quot;}&quot;" office:value-type="string" office:string-value="\distrib{6}{0}{0}">
            <text:p>\distrib{6}{0}{0}</text:p>
          </table:table-cell>
          <table:table-cell table:style-name="ce3" table:formula="of:=&quot;\distrib{&quot;&amp;[.I$67]&amp;&quot;}{&quot;&amp;[.$B68]&amp;&quot;}{&quot;&amp;[.I52]&amp;&quot;}&quot;" office:value-type="string" office:string-value="\distrib{7}{0}{0}">
            <text:p>\distrib{7}{0}{0}</text:p>
          </table:table-cell>
          <table:table-cell table:style-name="ce3" table:formula="of:=&quot;\distrib{&quot;&amp;[.J$67]&amp;&quot;}{&quot;&amp;[.$B68]&amp;&quot;}{&quot;&amp;[.J52]&amp;&quot;}&quot;" office:value-type="string" office:string-value="\distrib{8}{0}{0}">
            <text:p>\distrib{8}{0}{0}</text:p>
          </table:table-cell>
          <table:table-cell table:style-name="ce3" table:formula="of:=&quot;\distrib{&quot;&amp;[.K$67]&amp;&quot;}{&quot;&amp;[.$B68]&amp;&quot;}{&quot;&amp;[.K52]&amp;&quot;}&quot;" office:value-type="string" office:string-value="\distrib{9}{0}{0}">
            <text:p>\distrib{9}{0}{0}</text:p>
          </table:table-cell>
          <table:table-cell table:style-name="ce3" table:formula="of:=&quot;\distrib{&quot;&amp;[.L$67]&amp;&quot;}{&quot;&amp;[.$B68]&amp;&quot;}{&quot;&amp;[.L52]&amp;&quot;}&quot;" office:value-type="string" office:string-value="\distrib{10}{0}{0}">
            <text:p>\distrib{10}{0}{0}</text:p>
          </table:table-cell>
          <table:table-cell table:style-name="ce3" table:formula="of:=&quot;\distrib{&quot;&amp;[.M$67]&amp;&quot;}{&quot;&amp;[.$B68]&amp;&quot;}{&quot;&amp;[.M52]&amp;&quot;}&quot;" office:value-type="string" office:string-value="\distrib{11}{0}{30}">
            <text:p>\distrib{11}{0}{30}</text:p>
          </table:table-cell>
          <table:table-cell table:style-name="ce3" table:formula="of:=&quot;\distrib{&quot;&amp;[.N$67]&amp;&quot;}{&quot;&amp;[.$B68]&amp;&quot;}{&quot;&amp;[.N52]&amp;&quot;}&quot;" office:value-type="string" office:string-value="\distrib{12}{0}{0}">
            <text:p>\distrib{12}{0}{0}</text:p>
          </table:table-cell>
          <table:table-cell table:style-name="ce3" table:formula="of:=&quot;\distrib{&quot;&amp;[.O$67]&amp;&quot;}{&quot;&amp;[.$B68]&amp;&quot;}{&quot;&amp;[.O52]&amp;&quot;}&quot;" office:value-type="string" office:string-value="\distrib{13}{0}{0}">
            <text:p>\distrib{13}{0}{0}</text:p>
          </table:table-cell>
          <table:table-cell table:style-name="ce3" table:formula="of:=&quot;\distrib{&quot;&amp;[.P$67]&amp;&quot;}{&quot;&amp;[.$B68]&amp;&quot;}{&quot;&amp;[.P52]&amp;&quot;}&quot;" office:value-type="string" office:string-value="\distrib{14}{0}{0}">
            <text:p>\distrib{14}{0}{0}</text:p>
          </table:table-cell>
          <table:table-cell table:style-name="ce3" table:formula="of:=&quot;\distrib{&quot;&amp;[.Q$67]&amp;&quot;}{&quot;&amp;[.$B68]&amp;&quot;}{&quot;&amp;[.Q52]&amp;&quot;}&quot;" office:value-type="string" office:string-value="\distrib{15}{0}{0}">
            <text:p>\distrib{15}{0}{0}</text:p>
          </table:table-cell>
          <table:table-cell table:style-name="ce3" table:formula="of:=&quot;\distrib{&quot;&amp;[.R$67]&amp;&quot;}{&quot;&amp;[.$B68]&amp;&quot;}{&quot;&amp;[.R52]&amp;&quot;}&quot;" office:value-type="string" office:string-value="\distrib{16}{0}{0}">
            <text:p>\distrib{16}{0}{0}</text:p>
          </table:table-cell>
          <table:table-cell table:style-name="ce3" table:formula="of:=&quot;\distrib{&quot;&amp;[.S$67]&amp;&quot;}{&quot;&amp;[.$B68]&amp;&quot;}{&quot;&amp;[.S52]&amp;&quot;}&quot;" office:value-type="string" office:string-value="\distrib{17}{0}{30}">
            <text:p>\distrib{17}{0}{30}</text:p>
          </table:table-cell>
          <table:table-cell table:style-name="ce3" table:formula="of:=&quot;\distrib{&quot;&amp;[.T$67]&amp;&quot;}{&quot;&amp;[.$B68]&amp;&quot;}{&quot;&amp;[.T52]&amp;&quot;}&quot;" office:value-type="string" office:string-value="\distrib{18}{0}{0}">
            <text:p>\distrib{18}{0}{0}</text:p>
          </table:table-cell>
          <table:table-cell table:style-name="ce3" table:formula="of:=&quot;\distrib{&quot;&amp;[.U$67]&amp;&quot;}{&quot;&amp;[.$B68]&amp;&quot;}{&quot;&amp;[.U52]&amp;&quot;}&quot;" office:value-type="string" office:string-value="\distrib{19}{0}{0}">
            <text:p>\distrib{19}{0}{0}</text:p>
          </table:table-cell>
          <table:table-cell table:style-name="ce3" table:formula="of:=&quot;\distrib{&quot;&amp;[.V$67]&amp;&quot;}{&quot;&amp;[.$B68]&amp;&quot;}{&quot;&amp;[.V52]&amp;&quot;}&quot;" office:value-type="string" office:string-value="\distrib{20}{0}{0}">
            <text:p>\distrib{20}{0}{0}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</text:p>
          </table:table-cell>
          <table:table-cell office:value-type="float" office:value="1">
            <text:p>1</text:p>
          </table:table-cell>
          <table:table-cell table:style-name="ce3" table:formula="of:=&quot;\distrib{&quot;&amp;[.C$67]&amp;&quot;}{&quot;&amp;[.$B69]&amp;&quot;}{&quot;&amp;[.C53]&amp;&quot;}&quot;" office:value-type="string" office:string-value="\distrib{1}{1}{0}">
            <text:p>\distrib{1}{1}{0}</text:p>
          </table:table-cell>
          <table:table-cell table:style-name="ce3" table:formula="of:=&quot;\distrib{&quot;&amp;[.D$67]&amp;&quot;}{&quot;&amp;[.$B69]&amp;&quot;}{&quot;&amp;[.D53]&amp;&quot;}&quot;" office:value-type="string" office:string-value="\distrib{2}{1}{30}">
            <text:p>\distrib{2}{1}{30}</text:p>
          </table:table-cell>
          <table:table-cell table:style-name="ce3" table:formula="of:=&quot;\distrib{&quot;&amp;[.E$67]&amp;&quot;}{&quot;&amp;[.$B69]&amp;&quot;}{&quot;&amp;[.E53]&amp;&quot;}&quot;" office:value-type="string" office:string-value="\distrib{3}{1}{0}">
            <text:p>\distrib{3}{1}{0}</text:p>
          </table:table-cell>
          <table:table-cell table:style-name="ce3" table:formula="of:=&quot;\distrib{&quot;&amp;[.F$67]&amp;&quot;}{&quot;&amp;[.$B69]&amp;&quot;}{&quot;&amp;[.F53]&amp;&quot;}&quot;" office:value-type="string" office:string-value="\distrib{4}{1}{0}">
            <text:p>\distrib{4}{1}{0}</text:p>
          </table:table-cell>
          <table:table-cell table:style-name="ce3" table:formula="of:=&quot;\distrib{&quot;&amp;[.G$67]&amp;&quot;}{&quot;&amp;[.$B69]&amp;&quot;}{&quot;&amp;[.G53]&amp;&quot;}&quot;" office:value-type="string" office:string-value="\distrib{5}{1}{0}">
            <text:p>\distrib{5}{1}{0}</text:p>
          </table:table-cell>
          <table:table-cell table:style-name="ce3" table:formula="of:=&quot;\distrib{&quot;&amp;[.H$67]&amp;&quot;}{&quot;&amp;[.$B69]&amp;&quot;}{&quot;&amp;[.H53]&amp;&quot;}&quot;" office:value-type="string" office:string-value="\distrib{6}{1}{0}">
            <text:p>\distrib{6}{1}{0}</text:p>
          </table:table-cell>
          <table:table-cell table:style-name="ce3" table:formula="of:=&quot;\distrib{&quot;&amp;[.I$67]&amp;&quot;}{&quot;&amp;[.$B69]&amp;&quot;}{&quot;&amp;[.I53]&amp;&quot;}&quot;" office:value-type="string" office:string-value="\distrib{7}{1}{0}">
            <text:p>\distrib{7}{1}{0}</text:p>
          </table:table-cell>
          <table:table-cell table:style-name="ce3" table:formula="of:=&quot;\distrib{&quot;&amp;[.J$67]&amp;&quot;}{&quot;&amp;[.$B69]&amp;&quot;}{&quot;&amp;[.J53]&amp;&quot;}&quot;" office:value-type="string" office:string-value="\distrib{8}{1}{0}">
            <text:p>\distrib{8}{1}{0}</text:p>
          </table:table-cell>
          <table:table-cell table:style-name="ce3" table:formula="of:=&quot;\distrib{&quot;&amp;[.K$67]&amp;&quot;}{&quot;&amp;[.$B69]&amp;&quot;}{&quot;&amp;[.K53]&amp;&quot;}&quot;" office:value-type="string" office:string-value="\distrib{9}{1}{0}">
            <text:p>\distrib{9}{1}{0}</text:p>
          </table:table-cell>
          <table:table-cell table:style-name="ce3" table:formula="of:=&quot;\distrib{&quot;&amp;[.L$67]&amp;&quot;}{&quot;&amp;[.$B69]&amp;&quot;}{&quot;&amp;[.L53]&amp;&quot;}&quot;" office:value-type="string" office:string-value="\distrib{10}{1}{0}">
            <text:p>\distrib{10}{1}{0}</text:p>
          </table:table-cell>
          <table:table-cell table:style-name="ce3" table:formula="of:=&quot;\distrib{&quot;&amp;[.M$67]&amp;&quot;}{&quot;&amp;[.$B69]&amp;&quot;}{&quot;&amp;[.M53]&amp;&quot;}&quot;" office:value-type="string" office:string-value="\distrib{11}{1}{30}">
            <text:p>\distrib{11}{1}{30}</text:p>
          </table:table-cell>
          <table:table-cell table:style-name="ce3" table:formula="of:=&quot;\distrib{&quot;&amp;[.N$67]&amp;&quot;}{&quot;&amp;[.$B69]&amp;&quot;}{&quot;&amp;[.N53]&amp;&quot;}&quot;" office:value-type="string" office:string-value="\distrib{12}{1}{30}">
            <text:p>\distrib{12}{1}{30}</text:p>
          </table:table-cell>
          <table:table-cell table:style-name="ce3" table:formula="of:=&quot;\distrib{&quot;&amp;[.O$67]&amp;&quot;}{&quot;&amp;[.$B69]&amp;&quot;}{&quot;&amp;[.O53]&amp;&quot;}&quot;" office:value-type="string" office:string-value="\distrib{13}{1}{0}">
            <text:p>\distrib{13}{1}{0}</text:p>
          </table:table-cell>
          <table:table-cell table:style-name="ce3" table:formula="of:=&quot;\distrib{&quot;&amp;[.P$67]&amp;&quot;}{&quot;&amp;[.$B69]&amp;&quot;}{&quot;&amp;[.P53]&amp;&quot;}&quot;" office:value-type="string" office:string-value="\distrib{14}{1}{0}">
            <text:p>\distrib{14}{1}{0}</text:p>
          </table:table-cell>
          <table:table-cell table:style-name="ce3" table:formula="of:=&quot;\distrib{&quot;&amp;[.Q$67]&amp;&quot;}{&quot;&amp;[.$B69]&amp;&quot;}{&quot;&amp;[.Q53]&amp;&quot;}&quot;" office:value-type="string" office:string-value="\distrib{15}{1}{0}">
            <text:p>\distrib{15}{1}{0}</text:p>
          </table:table-cell>
          <table:table-cell table:style-name="ce3" table:formula="of:=&quot;\distrib{&quot;&amp;[.R$67]&amp;&quot;}{&quot;&amp;[.$B69]&amp;&quot;}{&quot;&amp;[.R53]&amp;&quot;}&quot;" office:value-type="string" office:string-value="\distrib{16}{1}{0}">
            <text:p>\distrib{16}{1}{0}</text:p>
          </table:table-cell>
          <table:table-cell table:style-name="ce3" table:formula="of:=&quot;\distrib{&quot;&amp;[.S$67]&amp;&quot;}{&quot;&amp;[.$B69]&amp;&quot;}{&quot;&amp;[.S53]&amp;&quot;}&quot;" office:value-type="string" office:string-value="\distrib{17}{1}{0}">
            <text:p>\distrib{17}{1}{0}</text:p>
          </table:table-cell>
          <table:table-cell table:style-name="ce3" table:formula="of:=&quot;\distrib{&quot;&amp;[.T$67]&amp;&quot;}{&quot;&amp;[.$B69]&amp;&quot;}{&quot;&amp;[.T53]&amp;&quot;}&quot;" office:value-type="string" office:string-value="\distrib{18}{1}{30}">
            <text:p>\distrib{18}{1}{30}</text:p>
          </table:table-cell>
          <table:table-cell table:style-name="ce3" table:formula="of:=&quot;\distrib{&quot;&amp;[.U$67]&amp;&quot;}{&quot;&amp;[.$B69]&amp;&quot;}{&quot;&amp;[.U53]&amp;&quot;}&quot;" office:value-type="string" office:string-value="\distrib{19}{1}{0}">
            <text:p>\distrib{19}{1}{0}</text:p>
          </table:table-cell>
          <table:table-cell table:style-name="ce3" table:formula="of:=&quot;\distrib{&quot;&amp;[.V$67]&amp;&quot;}{&quot;&amp;[.$B69]&amp;&quot;}{&quot;&amp;[.V53]&amp;&quot;}&quot;" office:value-type="string" office:string-value="\distrib{20}{1}{0}">
            <text:p>\distrib{20}{1}{0}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</text:p>
          </table:table-cell>
          <table:table-cell office:value-type="float" office:value="2">
            <text:p>2</text:p>
          </table:table-cell>
          <table:table-cell table:style-name="ce3" table:formula="of:=&quot;\distrib{&quot;&amp;[.C$67]&amp;&quot;}{&quot;&amp;[.$B70]&amp;&quot;}{&quot;&amp;[.C54]&amp;&quot;}&quot;" office:value-type="string" office:string-value="\distrib{1}{2}{0}">
            <text:p>\distrib{1}{2}{0}</text:p>
          </table:table-cell>
          <table:table-cell table:style-name="ce3" table:formula="of:=&quot;\distrib{&quot;&amp;[.D$67]&amp;&quot;}{&quot;&amp;[.$B70]&amp;&quot;}{&quot;&amp;[.D54]&amp;&quot;}&quot;" office:value-type="string" office:string-value="\distrib{2}{2}{0}">
            <text:p>\distrib{2}{2}{0}</text:p>
          </table:table-cell>
          <table:table-cell table:style-name="ce3" table:formula="of:=&quot;\distrib{&quot;&amp;[.E$67]&amp;&quot;}{&quot;&amp;[.$B70]&amp;&quot;}{&quot;&amp;[.E54]&amp;&quot;}&quot;" office:value-type="string" office:string-value="\distrib{3}{2}{30}">
            <text:p>\distrib{3}{2}{30}</text:p>
          </table:table-cell>
          <table:table-cell table:style-name="ce3" table:formula="of:=&quot;\distrib{&quot;&amp;[.F$67]&amp;&quot;}{&quot;&amp;[.$B70]&amp;&quot;}{&quot;&amp;[.F54]&amp;&quot;}&quot;" office:value-type="string" office:string-value="\distrib{4}{2}{0}">
            <text:p>\distrib{4}{2}{0}</text:p>
          </table:table-cell>
          <table:table-cell table:style-name="ce3" table:formula="of:=&quot;\distrib{&quot;&amp;[.G$67]&amp;&quot;}{&quot;&amp;[.$B70]&amp;&quot;}{&quot;&amp;[.G54]&amp;&quot;}&quot;" office:value-type="string" office:string-value="\distrib{5}{2}{0}">
            <text:p>\distrib{5}{2}{0}</text:p>
          </table:table-cell>
          <table:table-cell table:style-name="ce3" table:formula="of:=&quot;\distrib{&quot;&amp;[.H$67]&amp;&quot;}{&quot;&amp;[.$B70]&amp;&quot;}{&quot;&amp;[.H54]&amp;&quot;}&quot;" office:value-type="string" office:string-value="\distrib{6}{2}{0}">
            <text:p>\distrib{6}{2}{0}</text:p>
          </table:table-cell>
          <table:table-cell table:style-name="ce3" table:formula="of:=&quot;\distrib{&quot;&amp;[.I$67]&amp;&quot;}{&quot;&amp;[.$B70]&amp;&quot;}{&quot;&amp;[.I54]&amp;&quot;}&quot;" office:value-type="string" office:string-value="\distrib{7}{2}{0}">
            <text:p>\distrib{7}{2}{0}</text:p>
          </table:table-cell>
          <table:table-cell table:style-name="ce3" table:formula="of:=&quot;\distrib{&quot;&amp;[.J$67]&amp;&quot;}{&quot;&amp;[.$B70]&amp;&quot;}{&quot;&amp;[.J54]&amp;&quot;}&quot;" office:value-type="string" office:string-value="\distrib{8}{2}{0}">
            <text:p>\distrib{8}{2}{0}</text:p>
          </table:table-cell>
          <table:table-cell table:style-name="ce3" table:formula="of:=&quot;\distrib{&quot;&amp;[.K$67]&amp;&quot;}{&quot;&amp;[.$B70]&amp;&quot;}{&quot;&amp;[.K54]&amp;&quot;}&quot;" office:value-type="string" office:string-value="\distrib{9}{2}{0}">
            <text:p>\distrib{9}{2}{0}</text:p>
          </table:table-cell>
          <table:table-cell table:style-name="ce3" table:formula="of:=&quot;\distrib{&quot;&amp;[.L$67]&amp;&quot;}{&quot;&amp;[.$B70]&amp;&quot;}{&quot;&amp;[.L54]&amp;&quot;}&quot;" office:value-type="string" office:string-value="\distrib{10}{2}{0}">
            <text:p>\distrib{10}{2}{0}</text:p>
          </table:table-cell>
          <table:table-cell table:style-name="ce3" table:formula="of:=&quot;\distrib{&quot;&amp;[.M$67]&amp;&quot;}{&quot;&amp;[.$B70]&amp;&quot;}{&quot;&amp;[.M54]&amp;&quot;}&quot;" office:value-type="string" office:string-value="\distrib{11}{2}{0}">
            <text:p>\distrib{11}{2}{0}</text:p>
          </table:table-cell>
          <table:table-cell table:style-name="ce3" table:formula="of:=&quot;\distrib{&quot;&amp;[.N$67]&amp;&quot;}{&quot;&amp;[.$B70]&amp;&quot;}{&quot;&amp;[.N54]&amp;&quot;}&quot;" office:value-type="string" office:string-value="\distrib{12}{2}{30}">
            <text:p>\distrib{12}{2}{30}</text:p>
          </table:table-cell>
          <table:table-cell table:style-name="ce3" table:formula="of:=&quot;\distrib{&quot;&amp;[.O$67]&amp;&quot;}{&quot;&amp;[.$B70]&amp;&quot;}{&quot;&amp;[.O54]&amp;&quot;}&quot;" office:value-type="string" office:string-value="\distrib{13}{2}{30}">
            <text:p>\distrib{13}{2}{30}</text:p>
          </table:table-cell>
          <table:table-cell table:style-name="ce3" table:formula="of:=&quot;\distrib{&quot;&amp;[.P$67]&amp;&quot;}{&quot;&amp;[.$B70]&amp;&quot;}{&quot;&amp;[.P54]&amp;&quot;}&quot;" office:value-type="string" office:string-value="\distrib{14}{2}{0}">
            <text:p>\distrib{14}{2}{0}</text:p>
          </table:table-cell>
          <table:table-cell table:style-name="ce3" table:formula="of:=&quot;\distrib{&quot;&amp;[.Q$67]&amp;&quot;}{&quot;&amp;[.$B70]&amp;&quot;}{&quot;&amp;[.Q54]&amp;&quot;}&quot;" office:value-type="string" office:string-value="\distrib{15}{2}{0}">
            <text:p>\distrib{15}{2}{0}</text:p>
          </table:table-cell>
          <table:table-cell table:style-name="ce3" table:formula="of:=&quot;\distrib{&quot;&amp;[.R$67]&amp;&quot;}{&quot;&amp;[.$B70]&amp;&quot;}{&quot;&amp;[.R54]&amp;&quot;}&quot;" office:value-type="string" office:string-value="\distrib{16}{2}{0}">
            <text:p>\distrib{16}{2}{0}</text:p>
          </table:table-cell>
          <table:table-cell table:style-name="ce3" table:formula="of:=&quot;\distrib{&quot;&amp;[.S$67]&amp;&quot;}{&quot;&amp;[.$B70]&amp;&quot;}{&quot;&amp;[.S54]&amp;&quot;}&quot;" office:value-type="string" office:string-value="\distrib{17}{2}{30}">
            <text:p>\distrib{17}{2}{30}</text:p>
          </table:table-cell>
          <table:table-cell table:style-name="ce3" table:formula="of:=&quot;\distrib{&quot;&amp;[.T$67]&amp;&quot;}{&quot;&amp;[.$B70]&amp;&quot;}{&quot;&amp;[.T54]&amp;&quot;}&quot;" office:value-type="string" office:string-value="\distrib{18}{2}{0}">
            <text:p>\distrib{18}{2}{0}</text:p>
          </table:table-cell>
          <table:table-cell table:style-name="ce3" table:formula="of:=&quot;\distrib{&quot;&amp;[.U$67]&amp;&quot;}{&quot;&amp;[.$B70]&amp;&quot;}{&quot;&amp;[.U54]&amp;&quot;}&quot;" office:value-type="string" office:string-value="\distrib{19}{2}{30}">
            <text:p>\distrib{19}{2}{30}</text:p>
          </table:table-cell>
          <table:table-cell table:style-name="ce3" table:formula="of:=&quot;\distrib{&quot;&amp;[.V$67]&amp;&quot;}{&quot;&amp;[.$B70]&amp;&quot;}{&quot;&amp;[.V54]&amp;&quot;}&quot;" office:value-type="string" office:string-value="\distrib{20}{2}{0}">
            <text:p>\distrib{20}{2}{0}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</text:p>
          </table:table-cell>
          <table:table-cell office:value-type="float" office:value="3">
            <text:p>3</text:p>
          </table:table-cell>
          <table:table-cell table:style-name="ce3" table:formula="of:=&quot;\distrib{&quot;&amp;[.C$67]&amp;&quot;}{&quot;&amp;[.$B71]&amp;&quot;}{&quot;&amp;[.C55]&amp;&quot;}&quot;" office:value-type="string" office:string-value="\distrib{1}{3}{0}">
            <text:p>\distrib{1}{3}{0}</text:p>
          </table:table-cell>
          <table:table-cell table:style-name="ce3" table:formula="of:=&quot;\distrib{&quot;&amp;[.D$67]&amp;&quot;}{&quot;&amp;[.$B71]&amp;&quot;}{&quot;&amp;[.D55]&amp;&quot;}&quot;" office:value-type="string" office:string-value="\distrib{2}{3}{0}">
            <text:p>\distrib{2}{3}{0}</text:p>
          </table:table-cell>
          <table:table-cell table:style-name="ce3" table:formula="of:=&quot;\distrib{&quot;&amp;[.E$67]&amp;&quot;}{&quot;&amp;[.$B71]&amp;&quot;}{&quot;&amp;[.E55]&amp;&quot;}&quot;" office:value-type="string" office:string-value="\distrib{3}{3}{0}">
            <text:p>\distrib{3}{3}{0}</text:p>
          </table:table-cell>
          <table:table-cell table:style-name="ce3" table:formula="of:=&quot;\distrib{&quot;&amp;[.F$67]&amp;&quot;}{&quot;&amp;[.$B71]&amp;&quot;}{&quot;&amp;[.F55]&amp;&quot;}&quot;" office:value-type="string" office:string-value="\distrib{4}{3}{30}">
            <text:p>\distrib{4}{3}{30}</text:p>
          </table:table-cell>
          <table:table-cell table:style-name="ce3" table:formula="of:=&quot;\distrib{&quot;&amp;[.G$67]&amp;&quot;}{&quot;&amp;[.$B71]&amp;&quot;}{&quot;&amp;[.G55]&amp;&quot;}&quot;" office:value-type="string" office:string-value="\distrib{5}{3}{0}">
            <text:p>\distrib{5}{3}{0}</text:p>
          </table:table-cell>
          <table:table-cell table:style-name="ce3" table:formula="of:=&quot;\distrib{&quot;&amp;[.H$67]&amp;&quot;}{&quot;&amp;[.$B71]&amp;&quot;}{&quot;&amp;[.H55]&amp;&quot;}&quot;" office:value-type="string" office:string-value="\distrib{6}{3}{0}">
            <text:p>\distrib{6}{3}{0}</text:p>
          </table:table-cell>
          <table:table-cell table:style-name="ce3" table:formula="of:=&quot;\distrib{&quot;&amp;[.I$67]&amp;&quot;}{&quot;&amp;[.$B71]&amp;&quot;}{&quot;&amp;[.I55]&amp;&quot;}&quot;" office:value-type="string" office:string-value="\distrib{7}{3}{0}">
            <text:p>\distrib{7}{3}{0}</text:p>
          </table:table-cell>
          <table:table-cell table:style-name="ce3" table:formula="of:=&quot;\distrib{&quot;&amp;[.J$67]&amp;&quot;}{&quot;&amp;[.$B71]&amp;&quot;}{&quot;&amp;[.J55]&amp;&quot;}&quot;" office:value-type="string" office:string-value="\distrib{8}{3}{0}">
            <text:p>\distrib{8}{3}{0}</text:p>
          </table:table-cell>
          <table:table-cell table:style-name="ce3" table:formula="of:=&quot;\distrib{&quot;&amp;[.K$67]&amp;&quot;}{&quot;&amp;[.$B71]&amp;&quot;}{&quot;&amp;[.K55]&amp;&quot;}&quot;" office:value-type="string" office:string-value="\distrib{9}{3}{0}">
            <text:p>\distrib{9}{3}{0}</text:p>
          </table:table-cell>
          <table:table-cell table:style-name="ce3" table:formula="of:=&quot;\distrib{&quot;&amp;[.L$67]&amp;&quot;}{&quot;&amp;[.$B71]&amp;&quot;}{&quot;&amp;[.L55]&amp;&quot;}&quot;" office:value-type="string" office:string-value="\distrib{10}{3}{0}">
            <text:p>\distrib{10}{3}{0}</text:p>
          </table:table-cell>
          <table:table-cell table:style-name="ce3" table:formula="of:=&quot;\distrib{&quot;&amp;[.M$67]&amp;&quot;}{&quot;&amp;[.$B71]&amp;&quot;}{&quot;&amp;[.M55]&amp;&quot;}&quot;" office:value-type="string" office:string-value="\distrib{11}{3}{0}">
            <text:p>\distrib{11}{3}{0}</text:p>
          </table:table-cell>
          <table:table-cell table:style-name="ce3" table:formula="of:=&quot;\distrib{&quot;&amp;[.N$67]&amp;&quot;}{&quot;&amp;[.$B71]&amp;&quot;}{&quot;&amp;[.N55]&amp;&quot;}&quot;" office:value-type="string" office:string-value="\distrib{12}{3}{0}">
            <text:p>\distrib{12}{3}{0}</text:p>
          </table:table-cell>
          <table:table-cell table:style-name="ce3" table:formula="of:=&quot;\distrib{&quot;&amp;[.O$67]&amp;&quot;}{&quot;&amp;[.$B71]&amp;&quot;}{&quot;&amp;[.O55]&amp;&quot;}&quot;" office:value-type="string" office:string-value="\distrib{13}{3}{30}">
            <text:p>\distrib{13}{3}{30}</text:p>
          </table:table-cell>
          <table:table-cell table:style-name="ce3" table:formula="of:=&quot;\distrib{&quot;&amp;[.P$67]&amp;&quot;}{&quot;&amp;[.$B71]&amp;&quot;}{&quot;&amp;[.P55]&amp;&quot;}&quot;" office:value-type="string" office:string-value="\distrib{14}{3}{30}">
            <text:p>\distrib{14}{3}{30}</text:p>
          </table:table-cell>
          <table:table-cell table:style-name="ce3" table:formula="of:=&quot;\distrib{&quot;&amp;[.Q$67]&amp;&quot;}{&quot;&amp;[.$B71]&amp;&quot;}{&quot;&amp;[.Q55]&amp;&quot;}&quot;" office:value-type="string" office:string-value="\distrib{15}{3}{0}">
            <text:p>\distrib{15}{3}{0}</text:p>
          </table:table-cell>
          <table:table-cell table:style-name="ce3" table:formula="of:=&quot;\distrib{&quot;&amp;[.R$67]&amp;&quot;}{&quot;&amp;[.$B71]&amp;&quot;}{&quot;&amp;[.R55]&amp;&quot;}&quot;" office:value-type="string" office:string-value="\distrib{16}{3}{0}">
            <text:p>\distrib{16}{3}{0}</text:p>
          </table:table-cell>
          <table:table-cell table:style-name="ce3" table:formula="of:=&quot;\distrib{&quot;&amp;[.S$67]&amp;&quot;}{&quot;&amp;[.$B71]&amp;&quot;}{&quot;&amp;[.S55]&amp;&quot;}&quot;" office:value-type="string" office:string-value="\distrib{17}{3}{0}">
            <text:p>\distrib{17}{3}{0}</text:p>
          </table:table-cell>
          <table:table-cell table:style-name="ce3" table:formula="of:=&quot;\distrib{&quot;&amp;[.T$67]&amp;&quot;}{&quot;&amp;[.$B71]&amp;&quot;}{&quot;&amp;[.T55]&amp;&quot;}&quot;" office:value-type="string" office:string-value="\distrib{18}{3}{30}">
            <text:p>\distrib{18}{3}{30}</text:p>
          </table:table-cell>
          <table:table-cell table:style-name="ce3" table:formula="of:=&quot;\distrib{&quot;&amp;[.U$67]&amp;&quot;}{&quot;&amp;[.$B71]&amp;&quot;}{&quot;&amp;[.U55]&amp;&quot;}&quot;" office:value-type="string" office:string-value="\distrib{19}{3}{0}">
            <text:p>\distrib{19}{3}{0}</text:p>
          </table:table-cell>
          <table:table-cell table:style-name="ce3" table:formula="of:=&quot;\distrib{&quot;&amp;[.V$67]&amp;&quot;}{&quot;&amp;[.$B71]&amp;&quot;}{&quot;&amp;[.V55]&amp;&quot;}&quot;" office:value-type="string" office:string-value="\distrib{20}{3}{0}">
            <text:p>\distrib{20}{3}{0}</text:p>
          </table:table-cell>
          <table:table-cell table:number-columns-repeated="2"/>
        </table:table-row>
        <table:table-row table:style-name="ro1">
          <table:table-cell table:style-name="ce2" office:value-type="string">
            <text:p>e</text:p>
          </table:table-cell>
          <table:table-cell office:value-type="float" office:value="4">
            <text:p>4</text:p>
          </table:table-cell>
          <table:table-cell table:style-name="ce3" table:formula="of:=&quot;\distrib{&quot;&amp;[.C$67]&amp;&quot;}{&quot;&amp;[.$B72]&amp;&quot;}{&quot;&amp;[.C56]&amp;&quot;}&quot;" office:value-type="string" office:string-value="\distrib{1}{4}{0}">
            <text:p>\distrib{1}{4}{0}</text:p>
          </table:table-cell>
          <table:table-cell table:style-name="ce3" table:formula="of:=&quot;\distrib{&quot;&amp;[.D$67]&amp;&quot;}{&quot;&amp;[.$B72]&amp;&quot;}{&quot;&amp;[.D56]&amp;&quot;}&quot;" office:value-type="string" office:string-value="\distrib{2}{4}{0}">
            <text:p>\distrib{2}{4}{0}</text:p>
          </table:table-cell>
          <table:table-cell table:style-name="ce3" table:formula="of:=&quot;\distrib{&quot;&amp;[.E$67]&amp;&quot;}{&quot;&amp;[.$B72]&amp;&quot;}{&quot;&amp;[.E56]&amp;&quot;}&quot;" office:value-type="string" office:string-value="\distrib{3}{4}{0}">
            <text:p>\distrib{3}{4}{0}</text:p>
          </table:table-cell>
          <table:table-cell table:style-name="ce3" table:formula="of:=&quot;\distrib{&quot;&amp;[.F$67]&amp;&quot;}{&quot;&amp;[.$B72]&amp;&quot;}{&quot;&amp;[.F56]&amp;&quot;}&quot;" office:value-type="string" office:string-value="\distrib{4}{4}{0}">
            <text:p>\distrib{4}{4}{0}</text:p>
          </table:table-cell>
          <table:table-cell table:style-name="ce3" table:formula="of:=&quot;\distrib{&quot;&amp;[.G$67]&amp;&quot;}{&quot;&amp;[.$B72]&amp;&quot;}{&quot;&amp;[.G56]&amp;&quot;}&quot;" office:value-type="string" office:string-value="\distrib{5}{4}{30}">
            <text:p>\distrib{5}{4}{30}</text:p>
          </table:table-cell>
          <table:table-cell table:style-name="ce3" table:formula="of:=&quot;\distrib{&quot;&amp;[.H$67]&amp;&quot;}{&quot;&amp;[.$B72]&amp;&quot;}{&quot;&amp;[.H56]&amp;&quot;}&quot;" office:value-type="string" office:string-value="\distrib{6}{4}{0}">
            <text:p>\distrib{6}{4}{0}</text:p>
          </table:table-cell>
          <table:table-cell table:style-name="ce3" table:formula="of:=&quot;\distrib{&quot;&amp;[.I$67]&amp;&quot;}{&quot;&amp;[.$B72]&amp;&quot;}{&quot;&amp;[.I56]&amp;&quot;}&quot;" office:value-type="string" office:string-value="\distrib{7}{4}{0}">
            <text:p>\distrib{7}{4}{0}</text:p>
          </table:table-cell>
          <table:table-cell table:style-name="ce3" table:formula="of:=&quot;\distrib{&quot;&amp;[.J$67]&amp;&quot;}{&quot;&amp;[.$B72]&amp;&quot;}{&quot;&amp;[.J56]&amp;&quot;}&quot;" office:value-type="string" office:string-value="\distrib{8}{4}{0}">
            <text:p>\distrib{8}{4}{0}</text:p>
          </table:table-cell>
          <table:table-cell table:style-name="ce3" table:formula="of:=&quot;\distrib{&quot;&amp;[.K$67]&amp;&quot;}{&quot;&amp;[.$B72]&amp;&quot;}{&quot;&amp;[.K56]&amp;&quot;}&quot;" office:value-type="string" office:string-value="\distrib{9}{4}{0}">
            <text:p>\distrib{9}{4}{0}</text:p>
          </table:table-cell>
          <table:table-cell table:style-name="ce3" table:formula="of:=&quot;\distrib{&quot;&amp;[.L$67]&amp;&quot;}{&quot;&amp;[.$B72]&amp;&quot;}{&quot;&amp;[.L56]&amp;&quot;}&quot;" office:value-type="string" office:string-value="\distrib{10}{4}{0}">
            <text:p>\distrib{10}{4}{0}</text:p>
          </table:table-cell>
          <table:table-cell table:style-name="ce3" table:formula="of:=&quot;\distrib{&quot;&amp;[.M$67]&amp;&quot;}{&quot;&amp;[.$B72]&amp;&quot;}{&quot;&amp;[.M56]&amp;&quot;}&quot;" office:value-type="string" office:string-value="\distrib{11}{4}{0}">
            <text:p>\distrib{11}{4}{0}</text:p>
          </table:table-cell>
          <table:table-cell table:style-name="ce3" table:formula="of:=&quot;\distrib{&quot;&amp;[.N$67]&amp;&quot;}{&quot;&amp;[.$B72]&amp;&quot;}{&quot;&amp;[.N56]&amp;&quot;}&quot;" office:value-type="string" office:string-value="\distrib{12}{4}{0}">
            <text:p>\distrib{12}{4}{0}</text:p>
          </table:table-cell>
          <table:table-cell table:style-name="ce3" table:formula="of:=&quot;\distrib{&quot;&amp;[.O$67]&amp;&quot;}{&quot;&amp;[.$B72]&amp;&quot;}{&quot;&amp;[.O56]&amp;&quot;}&quot;" office:value-type="string" office:string-value="\distrib{13}{4}{0}">
            <text:p>\distrib{13}{4}{0}</text:p>
          </table:table-cell>
          <table:table-cell table:style-name="ce3" table:formula="of:=&quot;\distrib{&quot;&amp;[.P$67]&amp;&quot;}{&quot;&amp;[.$B72]&amp;&quot;}{&quot;&amp;[.P56]&amp;&quot;}&quot;" office:value-type="string" office:string-value="\distrib{14}{4}{30}">
            <text:p>\distrib{14}{4}{30}</text:p>
          </table:table-cell>
          <table:table-cell table:style-name="ce3" table:formula="of:=&quot;\distrib{&quot;&amp;[.Q$67]&amp;&quot;}{&quot;&amp;[.$B72]&amp;&quot;}{&quot;&amp;[.Q56]&amp;&quot;}&quot;" office:value-type="string" office:string-value="\distrib{15}{4}{30}">
            <text:p>\distrib{15}{4}{30}</text:p>
          </table:table-cell>
          <table:table-cell table:style-name="ce3" table:formula="of:=&quot;\distrib{&quot;&amp;[.R$67]&amp;&quot;}{&quot;&amp;[.$B72]&amp;&quot;}{&quot;&amp;[.R56]&amp;&quot;}&quot;" office:value-type="string" office:string-value="\distrib{16}{4}{0}">
            <text:p>\distrib{16}{4}{0}</text:p>
          </table:table-cell>
          <table:table-cell table:style-name="ce3" table:formula="of:=&quot;\distrib{&quot;&amp;[.S$67]&amp;&quot;}{&quot;&amp;[.$B72]&amp;&quot;}{&quot;&amp;[.S56]&amp;&quot;}&quot;" office:value-type="string" office:string-value="\distrib{17}{4}{30}">
            <text:p>\distrib{17}{4}{30}</text:p>
          </table:table-cell>
          <table:table-cell table:style-name="ce3" table:formula="of:=&quot;\distrib{&quot;&amp;[.T$67]&amp;&quot;}{&quot;&amp;[.$B72]&amp;&quot;}{&quot;&amp;[.T56]&amp;&quot;}&quot;" office:value-type="string" office:string-value="\distrib{18}{4}{0}">
            <text:p>\distrib{18}{4}{0}</text:p>
          </table:table-cell>
          <table:table-cell table:style-name="ce3" table:formula="of:=&quot;\distrib{&quot;&amp;[.U$67]&amp;&quot;}{&quot;&amp;[.$B72]&amp;&quot;}{&quot;&amp;[.U56]&amp;&quot;}&quot;" office:value-type="string" office:string-value="\distrib{19}{4}{30}">
            <text:p>\distrib{19}{4}{30}</text:p>
          </table:table-cell>
          <table:table-cell table:style-name="ce3" table:formula="of:=&quot;\distrib{&quot;&amp;[.V$67]&amp;&quot;}{&quot;&amp;[.$B72]&amp;&quot;}{&quot;&amp;[.V56]&amp;&quot;}&quot;" office:value-type="string" office:string-value="\distrib{20}{4}{0}">
            <text:p>\distrib{20}{4}{0}</text:p>
          </table:table-cell>
          <table:table-cell table:number-columns-repeated="2"/>
        </table:table-row>
        <table:table-row table:style-name="ro1">
          <table:table-cell table:style-name="ce2" office:value-type="string">
            <text:p>f</text:p>
          </table:table-cell>
          <table:table-cell office:value-type="float" office:value="5">
            <text:p>5</text:p>
          </table:table-cell>
          <table:table-cell table:style-name="ce3" table:formula="of:=&quot;\distrib{&quot;&amp;[.C$67]&amp;&quot;}{&quot;&amp;[.$B73]&amp;&quot;}{&quot;&amp;[.C57]&amp;&quot;}&quot;" office:value-type="string" office:string-value="\distrib{1}{5}{0}">
            <text:p>\distrib{1}{5}{0}</text:p>
          </table:table-cell>
          <table:table-cell table:style-name="ce3" table:formula="of:=&quot;\distrib{&quot;&amp;[.D$67]&amp;&quot;}{&quot;&amp;[.$B73]&amp;&quot;}{&quot;&amp;[.D57]&amp;&quot;}&quot;" office:value-type="string" office:string-value="\distrib{2}{5}{0}">
            <text:p>\distrib{2}{5}{0}</text:p>
          </table:table-cell>
          <table:table-cell table:style-name="ce3" table:formula="of:=&quot;\distrib{&quot;&amp;[.E$67]&amp;&quot;}{&quot;&amp;[.$B73]&amp;&quot;}{&quot;&amp;[.E57]&amp;&quot;}&quot;" office:value-type="string" office:string-value="\distrib{3}{5}{0}">
            <text:p>\distrib{3}{5}{0}</text:p>
          </table:table-cell>
          <table:table-cell table:style-name="ce3" table:formula="of:=&quot;\distrib{&quot;&amp;[.F$67]&amp;&quot;}{&quot;&amp;[.$B73]&amp;&quot;}{&quot;&amp;[.F57]&amp;&quot;}&quot;" office:value-type="string" office:string-value="\distrib{4}{5}{0}">
            <text:p>\distrib{4}{5}{0}</text:p>
          </table:table-cell>
          <table:table-cell table:style-name="ce3" table:formula="of:=&quot;\distrib{&quot;&amp;[.G$67]&amp;&quot;}{&quot;&amp;[.$B73]&amp;&quot;}{&quot;&amp;[.G57]&amp;&quot;}&quot;" office:value-type="string" office:string-value="\distrib{5}{5}{0}">
            <text:p>\distrib{5}{5}{0}</text:p>
          </table:table-cell>
          <table:table-cell table:style-name="ce3" table:formula="of:=&quot;\distrib{&quot;&amp;[.H$67]&amp;&quot;}{&quot;&amp;[.$B73]&amp;&quot;}{&quot;&amp;[.H57]&amp;&quot;}&quot;" office:value-type="string" office:string-value="\distrib{6}{5}{30}">
            <text:p>\distrib{6}{5}{30}</text:p>
          </table:table-cell>
          <table:table-cell table:style-name="ce3" table:formula="of:=&quot;\distrib{&quot;&amp;[.I$67]&amp;&quot;}{&quot;&amp;[.$B73]&amp;&quot;}{&quot;&amp;[.I57]&amp;&quot;}&quot;" office:value-type="string" office:string-value="\distrib{7}{5}{0}">
            <text:p>\distrib{7}{5}{0}</text:p>
          </table:table-cell>
          <table:table-cell table:style-name="ce3" table:formula="of:=&quot;\distrib{&quot;&amp;[.J$67]&amp;&quot;}{&quot;&amp;[.$B73]&amp;&quot;}{&quot;&amp;[.J57]&amp;&quot;}&quot;" office:value-type="string" office:string-value="\distrib{8}{5}{0}">
            <text:p>\distrib{8}{5}{0}</text:p>
          </table:table-cell>
          <table:table-cell table:style-name="ce3" table:formula="of:=&quot;\distrib{&quot;&amp;[.K$67]&amp;&quot;}{&quot;&amp;[.$B73]&amp;&quot;}{&quot;&amp;[.K57]&amp;&quot;}&quot;" office:value-type="string" office:string-value="\distrib{9}{5}{0}">
            <text:p>\distrib{9}{5}{0}</text:p>
          </table:table-cell>
          <table:table-cell table:style-name="ce3" table:formula="of:=&quot;\distrib{&quot;&amp;[.L$67]&amp;&quot;}{&quot;&amp;[.$B73]&amp;&quot;}{&quot;&amp;[.L57]&amp;&quot;}&quot;" office:value-type="string" office:string-value="\distrib{10}{5}{0}">
            <text:p>\distrib{10}{5}{0}</text:p>
          </table:table-cell>
          <table:table-cell table:style-name="ce3" table:formula="of:=&quot;\distrib{&quot;&amp;[.M$67]&amp;&quot;}{&quot;&amp;[.$B73]&amp;&quot;}{&quot;&amp;[.M57]&amp;&quot;}&quot;" office:value-type="string" office:string-value="\distrib{11}{5}{0}">
            <text:p>\distrib{11}{5}{0}</text:p>
          </table:table-cell>
          <table:table-cell table:style-name="ce3" table:formula="of:=&quot;\distrib{&quot;&amp;[.N$67]&amp;&quot;}{&quot;&amp;[.$B73]&amp;&quot;}{&quot;&amp;[.N57]&amp;&quot;}&quot;" office:value-type="string" office:string-value="\distrib{12}{5}{0}">
            <text:p>\distrib{12}{5}{0}</text:p>
          </table:table-cell>
          <table:table-cell table:style-name="ce3" table:formula="of:=&quot;\distrib{&quot;&amp;[.O$67]&amp;&quot;}{&quot;&amp;[.$B73]&amp;&quot;}{&quot;&amp;[.O57]&amp;&quot;}&quot;" office:value-type="string" office:string-value="\distrib{13}{5}{0}">
            <text:p>\distrib{13}{5}{0}</text:p>
          </table:table-cell>
          <table:table-cell table:style-name="ce3" table:formula="of:=&quot;\distrib{&quot;&amp;[.P$67]&amp;&quot;}{&quot;&amp;[.$B73]&amp;&quot;}{&quot;&amp;[.P57]&amp;&quot;}&quot;" office:value-type="string" office:string-value="\distrib{14}{5}{0}">
            <text:p>\distrib{14}{5}{0}</text:p>
          </table:table-cell>
          <table:table-cell table:style-name="ce3" table:formula="of:=&quot;\distrib{&quot;&amp;[.Q$67]&amp;&quot;}{&quot;&amp;[.$B73]&amp;&quot;}{&quot;&amp;[.Q57]&amp;&quot;}&quot;" office:value-type="string" office:string-value="\distrib{15}{5}{30}">
            <text:p>\distrib{15}{5}{30}</text:p>
          </table:table-cell>
          <table:table-cell table:style-name="ce3" table:formula="of:=&quot;\distrib{&quot;&amp;[.R$67]&amp;&quot;}{&quot;&amp;[.$B73]&amp;&quot;}{&quot;&amp;[.R57]&amp;&quot;}&quot;" office:value-type="string" office:string-value="\distrib{16}{5}{30}">
            <text:p>\distrib{16}{5}{30}</text:p>
          </table:table-cell>
          <table:table-cell table:style-name="ce3" table:formula="of:=&quot;\distrib{&quot;&amp;[.S$67]&amp;&quot;}{&quot;&amp;[.$B73]&amp;&quot;}{&quot;&amp;[.S57]&amp;&quot;}&quot;" office:value-type="string" office:string-value="\distrib{17}{5}{0}">
            <text:p>\distrib{17}{5}{0}</text:p>
          </table:table-cell>
          <table:table-cell table:style-name="ce3" table:formula="of:=&quot;\distrib{&quot;&amp;[.T$67]&amp;&quot;}{&quot;&amp;[.$B73]&amp;&quot;}{&quot;&amp;[.T57]&amp;&quot;}&quot;" office:value-type="string" office:string-value="\distrib{18}{5}{30}">
            <text:p>\distrib{18}{5}{30}</text:p>
          </table:table-cell>
          <table:table-cell table:style-name="ce3" table:formula="of:=&quot;\distrib{&quot;&amp;[.U$67]&amp;&quot;}{&quot;&amp;[.$B73]&amp;&quot;}{&quot;&amp;[.U57]&amp;&quot;}&quot;" office:value-type="string" office:string-value="\distrib{19}{5}{0}">
            <text:p>\distrib{19}{5}{0}</text:p>
          </table:table-cell>
          <table:table-cell table:style-name="ce3" table:formula="of:=&quot;\distrib{&quot;&amp;[.V$67]&amp;&quot;}{&quot;&amp;[.$B73]&amp;&quot;}{&quot;&amp;[.V57]&amp;&quot;}&quot;" office:value-type="string" office:string-value="\distrib{20}{5}{0}">
            <text:p>\distrib{20}{5}{0}</text:p>
          </table:table-cell>
          <table:table-cell table:number-columns-repeated="2"/>
        </table:table-row>
        <table:table-row table:style-name="ro1">
          <table:table-cell table:style-name="ce2" office:value-type="string">
            <text:p>g</text:p>
          </table:table-cell>
          <table:table-cell office:value-type="float" office:value="6">
            <text:p>6</text:p>
          </table:table-cell>
          <table:table-cell table:style-name="ce3" table:formula="of:=&quot;\distrib{&quot;&amp;[.C$67]&amp;&quot;}{&quot;&amp;[.$B74]&amp;&quot;}{&quot;&amp;[.C58]&amp;&quot;}&quot;" office:value-type="string" office:string-value="\distrib{1}{6}{0}">
            <text:p>\distrib{1}{6}{0}</text:p>
          </table:table-cell>
          <table:table-cell table:style-name="ce3" table:formula="of:=&quot;\distrib{&quot;&amp;[.D$67]&amp;&quot;}{&quot;&amp;[.$B74]&amp;&quot;}{&quot;&amp;[.D58]&amp;&quot;}&quot;" office:value-type="string" office:string-value="\distrib{2}{6}{0}">
            <text:p>\distrib{2}{6}{0}</text:p>
          </table:table-cell>
          <table:table-cell table:style-name="ce3" table:formula="of:=&quot;\distrib{&quot;&amp;[.E$67]&amp;&quot;}{&quot;&amp;[.$B74]&amp;&quot;}{&quot;&amp;[.E58]&amp;&quot;}&quot;" office:value-type="string" office:string-value="\distrib{3}{6}{0}">
            <text:p>\distrib{3}{6}{0}</text:p>
          </table:table-cell>
          <table:table-cell table:style-name="ce3" table:formula="of:=&quot;\distrib{&quot;&amp;[.F$67]&amp;&quot;}{&quot;&amp;[.$B74]&amp;&quot;}{&quot;&amp;[.F58]&amp;&quot;}&quot;" office:value-type="string" office:string-value="\distrib{4}{6}{0}">
            <text:p>\distrib{4}{6}{0}</text:p>
          </table:table-cell>
          <table:table-cell table:style-name="ce3" table:formula="of:=&quot;\distrib{&quot;&amp;[.G$67]&amp;&quot;}{&quot;&amp;[.$B74]&amp;&quot;}{&quot;&amp;[.G58]&amp;&quot;}&quot;" office:value-type="string" office:string-value="\distrib{5}{6}{0}">
            <text:p>\distrib{5}{6}{0}</text:p>
          </table:table-cell>
          <table:table-cell table:style-name="ce3" table:formula="of:=&quot;\distrib{&quot;&amp;[.H$67]&amp;&quot;}{&quot;&amp;[.$B74]&amp;&quot;}{&quot;&amp;[.H58]&amp;&quot;}&quot;" office:value-type="string" office:string-value="\distrib{6}{6}{0}">
            <text:p>\distrib{6}{6}{0}</text:p>
          </table:table-cell>
          <table:table-cell table:style-name="ce3" table:formula="of:=&quot;\distrib{&quot;&amp;[.I$67]&amp;&quot;}{&quot;&amp;[.$B74]&amp;&quot;}{&quot;&amp;[.I58]&amp;&quot;}&quot;" office:value-type="string" office:string-value="\distrib{7}{6}{30}">
            <text:p>\distrib{7}{6}{30}</text:p>
          </table:table-cell>
          <table:table-cell table:style-name="ce3" table:formula="of:=&quot;\distrib{&quot;&amp;[.J$67]&amp;&quot;}{&quot;&amp;[.$B74]&amp;&quot;}{&quot;&amp;[.J58]&amp;&quot;}&quot;" office:value-type="string" office:string-value="\distrib{8}{6}{0}">
            <text:p>\distrib{8}{6}{0}</text:p>
          </table:table-cell>
          <table:table-cell table:style-name="ce3" table:formula="of:=&quot;\distrib{&quot;&amp;[.K$67]&amp;&quot;}{&quot;&amp;[.$B74]&amp;&quot;}{&quot;&amp;[.K58]&amp;&quot;}&quot;" office:value-type="string" office:string-value="\distrib{9}{6}{0}">
            <text:p>\distrib{9}{6}{0}</text:p>
          </table:table-cell>
          <table:table-cell table:style-name="ce3" table:formula="of:=&quot;\distrib{&quot;&amp;[.L$67]&amp;&quot;}{&quot;&amp;[.$B74]&amp;&quot;}{&quot;&amp;[.L58]&amp;&quot;}&quot;" office:value-type="string" office:string-value="\distrib{10}{6}{0}">
            <text:p>\distrib{10}{6}{0}</text:p>
          </table:table-cell>
          <table:table-cell table:style-name="ce3" table:formula="of:=&quot;\distrib{&quot;&amp;[.M$67]&amp;&quot;}{&quot;&amp;[.$B74]&amp;&quot;}{&quot;&amp;[.M58]&amp;&quot;}&quot;" office:value-type="string" office:string-value="\distrib{11}{6}{0}">
            <text:p>\distrib{11}{6}{0}</text:p>
          </table:table-cell>
          <table:table-cell table:style-name="ce3" table:formula="of:=&quot;\distrib{&quot;&amp;[.N$67]&amp;&quot;}{&quot;&amp;[.$B74]&amp;&quot;}{&quot;&amp;[.N58]&amp;&quot;}&quot;" office:value-type="string" office:string-value="\distrib{12}{6}{0}">
            <text:p>\distrib{12}{6}{0}</text:p>
          </table:table-cell>
          <table:table-cell table:style-name="ce3" table:formula="of:=&quot;\distrib{&quot;&amp;[.O$67]&amp;&quot;}{&quot;&amp;[.$B74]&amp;&quot;}{&quot;&amp;[.O58]&amp;&quot;}&quot;" office:value-type="string" office:string-value="\distrib{13}{6}{0}">
            <text:p>\distrib{13}{6}{0}</text:p>
          </table:table-cell>
          <table:table-cell table:style-name="ce3" table:formula="of:=&quot;\distrib{&quot;&amp;[.P$67]&amp;&quot;}{&quot;&amp;[.$B74]&amp;&quot;}{&quot;&amp;[.P58]&amp;&quot;}&quot;" office:value-type="string" office:string-value="\distrib{14}{6}{0}">
            <text:p>\distrib{14}{6}{0}</text:p>
          </table:table-cell>
          <table:table-cell table:style-name="ce3" table:formula="of:=&quot;\distrib{&quot;&amp;[.Q$67]&amp;&quot;}{&quot;&amp;[.$B74]&amp;&quot;}{&quot;&amp;[.Q58]&amp;&quot;}&quot;" office:value-type="string" office:string-value="\distrib{15}{6}{0}">
            <text:p>\distrib{15}{6}{0}</text:p>
          </table:table-cell>
          <table:table-cell table:style-name="ce3" table:formula="of:=&quot;\distrib{&quot;&amp;[.R$67]&amp;&quot;}{&quot;&amp;[.$B74]&amp;&quot;}{&quot;&amp;[.R58]&amp;&quot;}&quot;" office:value-type="string" office:string-value="\distrib{16}{6}{30}">
            <text:p>\distrib{16}{6}{30}</text:p>
          </table:table-cell>
          <table:table-cell table:style-name="ce3" table:formula="of:=&quot;\distrib{&quot;&amp;[.S$67]&amp;&quot;}{&quot;&amp;[.$B74]&amp;&quot;}{&quot;&amp;[.S58]&amp;&quot;}&quot;" office:value-type="string" office:string-value="\distrib{17}{6}{0}">
            <text:p>\distrib{17}{6}{0}</text:p>
          </table:table-cell>
          <table:table-cell table:style-name="ce3" table:formula="of:=&quot;\distrib{&quot;&amp;[.T$67]&amp;&quot;}{&quot;&amp;[.$B74]&amp;&quot;}{&quot;&amp;[.T58]&amp;&quot;}&quot;" office:value-type="string" office:string-value="\distrib{18}{6}{0}">
            <text:p>\distrib{18}{6}{0}</text:p>
          </table:table-cell>
          <table:table-cell table:style-name="ce3" table:formula="of:=&quot;\distrib{&quot;&amp;[.U$67]&amp;&quot;}{&quot;&amp;[.$B74]&amp;&quot;}{&quot;&amp;[.U58]&amp;&quot;}&quot;" office:value-type="string" office:string-value="\distrib{19}{6}{30}">
            <text:p>\distrib{19}{6}{30}</text:p>
          </table:table-cell>
          <table:table-cell table:style-name="ce3" table:formula="of:=&quot;\distrib{&quot;&amp;[.V$67]&amp;&quot;}{&quot;&amp;[.$B74]&amp;&quot;}{&quot;&amp;[.V58]&amp;&quot;}&quot;" office:value-type="string" office:string-value="\distrib{20}{6}{0}">
            <text:p>\distrib{20}{6}{0}</text:p>
          </table:table-cell>
          <table:table-cell table:number-columns-repeated="2"/>
        </table:table-row>
        <table:table-row table:style-name="ro1">
          <table:table-cell table:style-name="ce2" office:value-type="string">
            <text:p>h</text:p>
          </table:table-cell>
          <table:table-cell office:value-type="float" office:value="7">
            <text:p>7</text:p>
          </table:table-cell>
          <table:table-cell table:style-name="ce3" table:formula="of:=&quot;\distrib{&quot;&amp;[.C$67]&amp;&quot;}{&quot;&amp;[.$B75]&amp;&quot;}{&quot;&amp;[.C59]&amp;&quot;}&quot;" office:value-type="string" office:string-value="\distrib{1}{7}{0}">
            <text:p>\distrib{1}{7}{0}</text:p>
          </table:table-cell>
          <table:table-cell table:style-name="ce3" table:formula="of:=&quot;\distrib{&quot;&amp;[.D$67]&amp;&quot;}{&quot;&amp;[.$B75]&amp;&quot;}{&quot;&amp;[.D59]&amp;&quot;}&quot;" office:value-type="string" office:string-value="\distrib{2}{7}{0}">
            <text:p>\distrib{2}{7}{0}</text:p>
          </table:table-cell>
          <table:table-cell table:style-name="ce3" table:formula="of:=&quot;\distrib{&quot;&amp;[.E$67]&amp;&quot;}{&quot;&amp;[.$B75]&amp;&quot;}{&quot;&amp;[.E59]&amp;&quot;}&quot;" office:value-type="string" office:string-value="\distrib{3}{7}{0}">
            <text:p>\distrib{3}{7}{0}</text:p>
          </table:table-cell>
          <table:table-cell table:style-name="ce3" table:formula="of:=&quot;\distrib{&quot;&amp;[.F$67]&amp;&quot;}{&quot;&amp;[.$B75]&amp;&quot;}{&quot;&amp;[.F59]&amp;&quot;}&quot;" office:value-type="string" office:string-value="\distrib{4}{7}{0}">
            <text:p>\distrib{4}{7}{0}</text:p>
          </table:table-cell>
          <table:table-cell table:style-name="ce3" table:formula="of:=&quot;\distrib{&quot;&amp;[.G$67]&amp;&quot;}{&quot;&amp;[.$B75]&amp;&quot;}{&quot;&amp;[.G59]&amp;&quot;}&quot;" office:value-type="string" office:string-value="\distrib{5}{7}{0}">
            <text:p>\distrib{5}{7}{0}</text:p>
          </table:table-cell>
          <table:table-cell table:style-name="ce3" table:formula="of:=&quot;\distrib{&quot;&amp;[.H$67]&amp;&quot;}{&quot;&amp;[.$B75]&amp;&quot;}{&quot;&amp;[.H59]&amp;&quot;}&quot;" office:value-type="string" office:string-value="\distrib{6}{7}{0}">
            <text:p>\distrib{6}{7}{0}</text:p>
          </table:table-cell>
          <table:table-cell table:style-name="ce3" table:formula="of:=&quot;\distrib{&quot;&amp;[.I$67]&amp;&quot;}{&quot;&amp;[.$B75]&amp;&quot;}{&quot;&amp;[.I59]&amp;&quot;}&quot;" office:value-type="string" office:string-value="\distrib{7}{7}{0}">
            <text:p>\distrib{7}{7}{0}</text:p>
          </table:table-cell>
          <table:table-cell table:style-name="ce3" table:formula="of:=&quot;\distrib{&quot;&amp;[.J$67]&amp;&quot;}{&quot;&amp;[.$B75]&amp;&quot;}{&quot;&amp;[.J59]&amp;&quot;}&quot;" office:value-type="string" office:string-value="\distrib{8}{7}{30}">
            <text:p>\distrib{8}{7}{30}</text:p>
          </table:table-cell>
          <table:table-cell table:style-name="ce3" table:formula="of:=&quot;\distrib{&quot;&amp;[.K$67]&amp;&quot;}{&quot;&amp;[.$B75]&amp;&quot;}{&quot;&amp;[.K59]&amp;&quot;}&quot;" office:value-type="string" office:string-value="\distrib{9}{7}{0}">
            <text:p>\distrib{9}{7}{0}</text:p>
          </table:table-cell>
          <table:table-cell table:style-name="ce3" table:formula="of:=&quot;\distrib{&quot;&amp;[.L$67]&amp;&quot;}{&quot;&amp;[.$B75]&amp;&quot;}{&quot;&amp;[.L59]&amp;&quot;}&quot;" office:value-type="string" office:string-value="\distrib{10}{7}{0}">
            <text:p>\distrib{10}{7}{0}</text:p>
          </table:table-cell>
          <table:table-cell table:style-name="ce3" table:formula="of:=&quot;\distrib{&quot;&amp;[.M$67]&amp;&quot;}{&quot;&amp;[.$B75]&amp;&quot;}{&quot;&amp;[.M59]&amp;&quot;}&quot;" office:value-type="string" office:string-value="\distrib{11}{7}{0}">
            <text:p>\distrib{11}{7}{0}</text:p>
          </table:table-cell>
          <table:table-cell table:style-name="ce3" table:formula="of:=&quot;\distrib{&quot;&amp;[.N$67]&amp;&quot;}{&quot;&amp;[.$B75]&amp;&quot;}{&quot;&amp;[.N59]&amp;&quot;}&quot;" office:value-type="string" office:string-value="\distrib{12}{7}{0}">
            <text:p>\distrib{12}{7}{0}</text:p>
          </table:table-cell>
          <table:table-cell table:style-name="ce3" table:formula="of:=&quot;\distrib{&quot;&amp;[.O$67]&amp;&quot;}{&quot;&amp;[.$B75]&amp;&quot;}{&quot;&amp;[.O59]&amp;&quot;}&quot;" office:value-type="string" office:string-value="\distrib{13}{7}{0}">
            <text:p>\distrib{13}{7}{0}</text:p>
          </table:table-cell>
          <table:table-cell table:style-name="ce3" table:formula="of:=&quot;\distrib{&quot;&amp;[.P$67]&amp;&quot;}{&quot;&amp;[.$B75]&amp;&quot;}{&quot;&amp;[.P59]&amp;&quot;}&quot;" office:value-type="string" office:string-value="\distrib{14}{7}{0}">
            <text:p>\distrib{14}{7}{0}</text:p>
          </table:table-cell>
          <table:table-cell table:style-name="ce3" table:formula="of:=&quot;\distrib{&quot;&amp;[.Q$67]&amp;&quot;}{&quot;&amp;[.$B75]&amp;&quot;}{&quot;&amp;[.Q59]&amp;&quot;}&quot;" office:value-type="string" office:string-value="\distrib{15}{7}{0}">
            <text:p>\distrib{15}{7}{0}</text:p>
          </table:table-cell>
          <table:table-cell table:style-name="ce3" table:formula="of:=&quot;\distrib{&quot;&amp;[.R$67]&amp;&quot;}{&quot;&amp;[.$B75]&amp;&quot;}{&quot;&amp;[.R59]&amp;&quot;}&quot;" office:value-type="string" office:string-value="\distrib{16}{7}{0}">
            <text:p>\distrib{16}{7}{0}</text:p>
          </table:table-cell>
          <table:table-cell table:style-name="ce3" table:formula="of:=&quot;\distrib{&quot;&amp;[.S$67]&amp;&quot;}{&quot;&amp;[.$B75]&amp;&quot;}{&quot;&amp;[.S59]&amp;&quot;}&quot;" office:value-type="string" office:string-value="\distrib{17}{7}{0}">
            <text:p>\distrib{17}{7}{0}</text:p>
          </table:table-cell>
          <table:table-cell table:style-name="ce3" table:formula="of:=&quot;\distrib{&quot;&amp;[.T$67]&amp;&quot;}{&quot;&amp;[.$B75]&amp;&quot;}{&quot;&amp;[.T59]&amp;&quot;}&quot;" office:value-type="string" office:string-value="\distrib{18}{7}{30}">
            <text:p>\distrib{18}{7}{30}</text:p>
          </table:table-cell>
          <table:table-cell table:style-name="ce3" table:formula="of:=&quot;\distrib{&quot;&amp;[.U$67]&amp;&quot;}{&quot;&amp;[.$B75]&amp;&quot;}{&quot;&amp;[.U59]&amp;&quot;}&quot;" office:value-type="string" office:string-value="\distrib{19}{7}{0}">
            <text:p>\distrib{19}{7}{0}</text:p>
          </table:table-cell>
          <table:table-cell table:style-name="ce3" table:formula="of:=&quot;\distrib{&quot;&amp;[.V$67]&amp;&quot;}{&quot;&amp;[.$B75]&amp;&quot;}{&quot;&amp;[.V59]&amp;&quot;}&quot;" office:value-type="string" office:string-value="\distrib{20}{7}{0}">
            <text:p>\distrib{20}{7}{0}</text:p>
          </table:table-cell>
          <table:table-cell table:number-columns-repeated="2"/>
        </table:table-row>
        <table:table-row table:style-name="ro1">
          <table:table-cell table:style-name="ce2" office:value-type="string">
            <text:p>i</text:p>
          </table:table-cell>
          <table:table-cell office:value-type="float" office:value="8">
            <text:p>8</text:p>
          </table:table-cell>
          <table:table-cell table:style-name="ce3" table:formula="of:=&quot;\distrib{&quot;&amp;[.C$67]&amp;&quot;}{&quot;&amp;[.$B76]&amp;&quot;}{&quot;&amp;[.C60]&amp;&quot;}&quot;" office:value-type="string" office:string-value="\distrib{1}{8}{0}">
            <text:p>\distrib{1}{8}{0}</text:p>
          </table:table-cell>
          <table:table-cell table:style-name="ce3" table:formula="of:=&quot;\distrib{&quot;&amp;[.D$67]&amp;&quot;}{&quot;&amp;[.$B76]&amp;&quot;}{&quot;&amp;[.D60]&amp;&quot;}&quot;" office:value-type="string" office:string-value="\distrib{2}{8}{0}">
            <text:p>\distrib{2}{8}{0}</text:p>
          </table:table-cell>
          <table:table-cell table:style-name="ce3" table:formula="of:=&quot;\distrib{&quot;&amp;[.E$67]&amp;&quot;}{&quot;&amp;[.$B76]&amp;&quot;}{&quot;&amp;[.E60]&amp;&quot;}&quot;" office:value-type="string" office:string-value="\distrib{3}{8}{0}">
            <text:p>\distrib{3}{8}{0}</text:p>
          </table:table-cell>
          <table:table-cell table:style-name="ce3" table:formula="of:=&quot;\distrib{&quot;&amp;[.F$67]&amp;&quot;}{&quot;&amp;[.$B76]&amp;&quot;}{&quot;&amp;[.F60]&amp;&quot;}&quot;" office:value-type="string" office:string-value="\distrib{4}{8}{0}">
            <text:p>\distrib{4}{8}{0}</text:p>
          </table:table-cell>
          <table:table-cell table:style-name="ce3" table:formula="of:=&quot;\distrib{&quot;&amp;[.G$67]&amp;&quot;}{&quot;&amp;[.$B76]&amp;&quot;}{&quot;&amp;[.G60]&amp;&quot;}&quot;" office:value-type="string" office:string-value="\distrib{5}{8}{0}">
            <text:p>\distrib{5}{8}{0}</text:p>
          </table:table-cell>
          <table:table-cell table:style-name="ce3" table:formula="of:=&quot;\distrib{&quot;&amp;[.H$67]&amp;&quot;}{&quot;&amp;[.$B76]&amp;&quot;}{&quot;&amp;[.H60]&amp;&quot;}&quot;" office:value-type="string" office:string-value="\distrib{6}{8}{0}">
            <text:p>\distrib{6}{8}{0}</text:p>
          </table:table-cell>
          <table:table-cell table:style-name="ce3" table:formula="of:=&quot;\distrib{&quot;&amp;[.I$67]&amp;&quot;}{&quot;&amp;[.$B76]&amp;&quot;}{&quot;&amp;[.I60]&amp;&quot;}&quot;" office:value-type="string" office:string-value="\distrib{7}{8}{0}">
            <text:p>\distrib{7}{8}{0}</text:p>
          </table:table-cell>
          <table:table-cell table:style-name="ce3" table:formula="of:=&quot;\distrib{&quot;&amp;[.J$67]&amp;&quot;}{&quot;&amp;[.$B76]&amp;&quot;}{&quot;&amp;[.J60]&amp;&quot;}&quot;" office:value-type="string" office:string-value="\distrib{8}{8}{0}">
            <text:p>\distrib{8}{8}{0}</text:p>
          </table:table-cell>
          <table:table-cell table:style-name="ce3" table:formula="of:=&quot;\distrib{&quot;&amp;[.K$67]&amp;&quot;}{&quot;&amp;[.$B76]&amp;&quot;}{&quot;&amp;[.K60]&amp;&quot;}&quot;" office:value-type="string" office:string-value="\distrib{9}{8}{30}">
            <text:p>\distrib{9}{8}{30}</text:p>
          </table:table-cell>
          <table:table-cell table:style-name="ce3" table:formula="of:=&quot;\distrib{&quot;&amp;[.L$67]&amp;&quot;}{&quot;&amp;[.$B76]&amp;&quot;}{&quot;&amp;[.L60]&amp;&quot;}&quot;" office:value-type="string" office:string-value="\distrib{10}{8}{0}">
            <text:p>\distrib{10}{8}{0}</text:p>
          </table:table-cell>
          <table:table-cell table:style-name="ce3" table:formula="of:=&quot;\distrib{&quot;&amp;[.M$67]&amp;&quot;}{&quot;&amp;[.$B76]&amp;&quot;}{&quot;&amp;[.M60]&amp;&quot;}&quot;" office:value-type="string" office:string-value="\distrib{11}{8}{0}">
            <text:p>\distrib{11}{8}{0}</text:p>
          </table:table-cell>
          <table:table-cell table:style-name="ce3" table:formula="of:=&quot;\distrib{&quot;&amp;[.N$67]&amp;&quot;}{&quot;&amp;[.$B76]&amp;&quot;}{&quot;&amp;[.N60]&amp;&quot;}&quot;" office:value-type="string" office:string-value="\distrib{12}{8}{0}">
            <text:p>\distrib{12}{8}{0}</text:p>
          </table:table-cell>
          <table:table-cell table:style-name="ce3" table:formula="of:=&quot;\distrib{&quot;&amp;[.O$67]&amp;&quot;}{&quot;&amp;[.$B76]&amp;&quot;}{&quot;&amp;[.O60]&amp;&quot;}&quot;" office:value-type="string" office:string-value="\distrib{13}{8}{0}">
            <text:p>\distrib{13}{8}{0}</text:p>
          </table:table-cell>
          <table:table-cell table:style-name="ce3" table:formula="of:=&quot;\distrib{&quot;&amp;[.P$67]&amp;&quot;}{&quot;&amp;[.$B76]&amp;&quot;}{&quot;&amp;[.P60]&amp;&quot;}&quot;" office:value-type="string" office:string-value="\distrib{14}{8}{0}">
            <text:p>\distrib{14}{8}{0}</text:p>
          </table:table-cell>
          <table:table-cell table:style-name="ce3" table:formula="of:=&quot;\distrib{&quot;&amp;[.Q$67]&amp;&quot;}{&quot;&amp;[.$B76]&amp;&quot;}{&quot;&amp;[.Q60]&amp;&quot;}&quot;" office:value-type="string" office:string-value="\distrib{15}{8}{0}">
            <text:p>\distrib{15}{8}{0}</text:p>
          </table:table-cell>
          <table:table-cell table:style-name="ce3" table:formula="of:=&quot;\distrib{&quot;&amp;[.R$67]&amp;&quot;}{&quot;&amp;[.$B76]&amp;&quot;}{&quot;&amp;[.R60]&amp;&quot;}&quot;" office:value-type="string" office:string-value="\distrib{16}{8}{0}">
            <text:p>\distrib{16}{8}{0}</text:p>
          </table:table-cell>
          <table:table-cell table:style-name="ce3" table:formula="of:=&quot;\distrib{&quot;&amp;[.S$67]&amp;&quot;}{&quot;&amp;[.$B76]&amp;&quot;}{&quot;&amp;[.S60]&amp;&quot;}&quot;" office:value-type="string" office:string-value="\distrib{17}{8}{0}">
            <text:p>\distrib{17}{8}{0}</text:p>
          </table:table-cell>
          <table:table-cell table:style-name="ce3" table:formula="of:=&quot;\distrib{&quot;&amp;[.T$67]&amp;&quot;}{&quot;&amp;[.$B76]&amp;&quot;}{&quot;&amp;[.T60]&amp;&quot;}&quot;" office:value-type="string" office:string-value="\distrib{18}{8}{0}">
            <text:p>\distrib{18}{8}{0}</text:p>
          </table:table-cell>
          <table:table-cell table:style-name="ce3" table:formula="of:=&quot;\distrib{&quot;&amp;[.U$67]&amp;&quot;}{&quot;&amp;[.$B76]&amp;&quot;}{&quot;&amp;[.U60]&amp;&quot;}&quot;" office:value-type="string" office:string-value="\distrib{19}{8}{30}">
            <text:p>\distrib{19}{8}{30}</text:p>
          </table:table-cell>
          <table:table-cell table:style-name="ce3" table:formula="of:=&quot;\distrib{&quot;&amp;[.V$67]&amp;&quot;}{&quot;&amp;[.$B76]&amp;&quot;}{&quot;&amp;[.V60]&amp;&quot;}&quot;" office:value-type="string" office:string-value="\distrib{20}{8}{0}">
            <text:p>\distrib{20}{8}{0}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</text:p>
          </table:table-cell>
          <table:table-cell office:value-type="float" office:value="9">
            <text:p>9</text:p>
          </table:table-cell>
          <table:table-cell table:style-name="ce3" table:formula="of:=&quot;\distrib{&quot;&amp;[.C$67]&amp;&quot;}{&quot;&amp;[.$B77]&amp;&quot;}{&quot;&amp;[.C61]&amp;&quot;}&quot;" office:value-type="string" office:string-value="\distrib{1}{9}{0}">
            <text:p>\distrib{1}{9}{0}</text:p>
          </table:table-cell>
          <table:table-cell table:style-name="ce3" table:formula="of:=&quot;\distrib{&quot;&amp;[.D$67]&amp;&quot;}{&quot;&amp;[.$B77]&amp;&quot;}{&quot;&amp;[.D61]&amp;&quot;}&quot;" office:value-type="string" office:string-value="\distrib{2}{9}{0}">
            <text:p>\distrib{2}{9}{0}</text:p>
          </table:table-cell>
          <table:table-cell table:style-name="ce3" table:formula="of:=&quot;\distrib{&quot;&amp;[.E$67]&amp;&quot;}{&quot;&amp;[.$B77]&amp;&quot;}{&quot;&amp;[.E61]&amp;&quot;}&quot;" office:value-type="string" office:string-value="\distrib{3}{9}{0}">
            <text:p>\distrib{3}{9}{0}</text:p>
          </table:table-cell>
          <table:table-cell table:style-name="ce3" table:formula="of:=&quot;\distrib{&quot;&amp;[.F$67]&amp;&quot;}{&quot;&amp;[.$B77]&amp;&quot;}{&quot;&amp;[.F61]&amp;&quot;}&quot;" office:value-type="string" office:string-value="\distrib{4}{9}{0}">
            <text:p>\distrib{4}{9}{0}</text:p>
          </table:table-cell>
          <table:table-cell table:style-name="ce3" table:formula="of:=&quot;\distrib{&quot;&amp;[.G$67]&amp;&quot;}{&quot;&amp;[.$B77]&amp;&quot;}{&quot;&amp;[.G61]&amp;&quot;}&quot;" office:value-type="string" office:string-value="\distrib{5}{9}{0}">
            <text:p>\distrib{5}{9}{0}</text:p>
          </table:table-cell>
          <table:table-cell table:style-name="ce3" table:formula="of:=&quot;\distrib{&quot;&amp;[.H$67]&amp;&quot;}{&quot;&amp;[.$B77]&amp;&quot;}{&quot;&amp;[.H61]&amp;&quot;}&quot;" office:value-type="string" office:string-value="\distrib{6}{9}{0}">
            <text:p>\distrib{6}{9}{0}</text:p>
          </table:table-cell>
          <table:table-cell table:style-name="ce3" table:formula="of:=&quot;\distrib{&quot;&amp;[.I$67]&amp;&quot;}{&quot;&amp;[.$B77]&amp;&quot;}{&quot;&amp;[.I61]&amp;&quot;}&quot;" office:value-type="string" office:string-value="\distrib{7}{9}{0}">
            <text:p>\distrib{7}{9}{0}</text:p>
          </table:table-cell>
          <table:table-cell table:style-name="ce3" table:formula="of:=&quot;\distrib{&quot;&amp;[.J$67]&amp;&quot;}{&quot;&amp;[.$B77]&amp;&quot;}{&quot;&amp;[.J61]&amp;&quot;}&quot;" office:value-type="string" office:string-value="\distrib{8}{9}{0}">
            <text:p>\distrib{8}{9}{0}</text:p>
          </table:table-cell>
          <table:table-cell table:style-name="ce3" table:formula="of:=&quot;\distrib{&quot;&amp;[.K$67]&amp;&quot;}{&quot;&amp;[.$B77]&amp;&quot;}{&quot;&amp;[.K61]&amp;&quot;}&quot;" office:value-type="string" office:string-value="\distrib{9}{9}{0}">
            <text:p>\distrib{9}{9}{0}</text:p>
          </table:table-cell>
          <table:table-cell table:style-name="ce3" table:formula="of:=&quot;\distrib{&quot;&amp;[.L$67]&amp;&quot;}{&quot;&amp;[.$B77]&amp;&quot;}{&quot;&amp;[.L61]&amp;&quot;}&quot;" office:value-type="string" office:string-value="\distrib{10}{9}{30}">
            <text:p>\distrib{10}{9}{30}</text:p>
          </table:table-cell>
          <table:table-cell table:style-name="ce3" table:formula="of:=&quot;\distrib{&quot;&amp;[.M$67]&amp;&quot;}{&quot;&amp;[.$B77]&amp;&quot;}{&quot;&amp;[.M61]&amp;&quot;}&quot;" office:value-type="string" office:string-value="\distrib{11}{9}{0}">
            <text:p>\distrib{11}{9}{0}</text:p>
          </table:table-cell>
          <table:table-cell table:style-name="ce3" table:formula="of:=&quot;\distrib{&quot;&amp;[.N$67]&amp;&quot;}{&quot;&amp;[.$B77]&amp;&quot;}{&quot;&amp;[.N61]&amp;&quot;}&quot;" office:value-type="string" office:string-value="\distrib{12}{9}{0}">
            <text:p>\distrib{12}{9}{0}</text:p>
          </table:table-cell>
          <table:table-cell table:style-name="ce3" table:formula="of:=&quot;\distrib{&quot;&amp;[.O$67]&amp;&quot;}{&quot;&amp;[.$B77]&amp;&quot;}{&quot;&amp;[.O61]&amp;&quot;}&quot;" office:value-type="string" office:string-value="\distrib{13}{9}{0}">
            <text:p>\distrib{13}{9}{0}</text:p>
          </table:table-cell>
          <table:table-cell table:style-name="ce3" table:formula="of:=&quot;\distrib{&quot;&amp;[.P$67]&amp;&quot;}{&quot;&amp;[.$B77]&amp;&quot;}{&quot;&amp;[.P61]&amp;&quot;}&quot;" office:value-type="string" office:string-value="\distrib{14}{9}{0}">
            <text:p>\distrib{14}{9}{0}</text:p>
          </table:table-cell>
          <table:table-cell table:style-name="ce3" table:formula="of:=&quot;\distrib{&quot;&amp;[.Q$67]&amp;&quot;}{&quot;&amp;[.$B77]&amp;&quot;}{&quot;&amp;[.Q61]&amp;&quot;}&quot;" office:value-type="string" office:string-value="\distrib{15}{9}{0}">
            <text:p>\distrib{15}{9}{0}</text:p>
          </table:table-cell>
          <table:table-cell table:style-name="ce3" table:formula="of:=&quot;\distrib{&quot;&amp;[.R$67]&amp;&quot;}{&quot;&amp;[.$B77]&amp;&quot;}{&quot;&amp;[.R61]&amp;&quot;}&quot;" office:value-type="string" office:string-value="\distrib{16}{9}{0}">
            <text:p>\distrib{16}{9}{0}</text:p>
          </table:table-cell>
          <table:table-cell table:style-name="ce3" table:formula="of:=&quot;\distrib{&quot;&amp;[.S$67]&amp;&quot;}{&quot;&amp;[.$B77]&amp;&quot;}{&quot;&amp;[.S61]&amp;&quot;}&quot;" office:value-type="string" office:string-value="\distrib{17}{9}{0}">
            <text:p>\distrib{17}{9}{0}</text:p>
          </table:table-cell>
          <table:table-cell table:style-name="ce3" table:formula="of:=&quot;\distrib{&quot;&amp;[.T$67]&amp;&quot;}{&quot;&amp;[.$B77]&amp;&quot;}{&quot;&amp;[.T61]&amp;&quot;}&quot;" office:value-type="string" office:string-value="\distrib{18}{9}{0}">
            <text:p>\distrib{18}{9}{0}</text:p>
          </table:table-cell>
          <table:table-cell table:style-name="ce3" table:formula="of:=&quot;\distrib{&quot;&amp;[.U$67]&amp;&quot;}{&quot;&amp;[.$B77]&amp;&quot;}{&quot;&amp;[.U61]&amp;&quot;}&quot;" office:value-type="string" office:string-value="\distrib{19}{9}{0}">
            <text:p>\distrib{19}{9}{0}</text:p>
          </table:table-cell>
          <table:table-cell table:style-name="ce3" table:formula="of:=&quot;\distrib{&quot;&amp;[.V$67]&amp;&quot;}{&quot;&amp;[.$B77]&amp;&quot;}{&quot;&amp;[.V61]&amp;&quot;}&quot;" office:value-type="string" office:string-value="\distrib{20}{9}{0}">
            <text:p>\distrib{20}{9}{0}</text:p>
          </table:table-cell>
          <table:table-cell table:number-columns-repeated="2"/>
        </table:table-row>
        <table:table-row table:style-name="ro1">
          <table:table-cell table:style-name="ce2" office:value-type="string">
            <text:p>k</text:p>
          </table:table-cell>
          <table:table-cell office:value-type="float" office:value="10">
            <text:p>10</text:p>
          </table:table-cell>
          <table:table-cell table:style-name="ce3" table:formula="of:=&quot;\distrib{&quot;&amp;[.C$67]&amp;&quot;}{&quot;&amp;[.$B78]&amp;&quot;}{&quot;&amp;[.C62]&amp;&quot;}&quot;" office:value-type="string" office:string-value="\distrib{1}{10}{0}">
            <text:p>\distrib{1}{10}{0}</text:p>
          </table:table-cell>
          <table:table-cell table:style-name="ce3" table:formula="of:=&quot;\distrib{&quot;&amp;[.D$67]&amp;&quot;}{&quot;&amp;[.$B78]&amp;&quot;}{&quot;&amp;[.D62]&amp;&quot;}&quot;" office:value-type="string" office:string-value="\distrib{2}{10}{0}">
            <text:p>\distrib{2}{10}{0}</text:p>
          </table:table-cell>
          <table:table-cell table:style-name="ce3" table:formula="of:=&quot;\distrib{&quot;&amp;[.E$67]&amp;&quot;}{&quot;&amp;[.$B78]&amp;&quot;}{&quot;&amp;[.E62]&amp;&quot;}&quot;" office:value-type="string" office:string-value="\distrib{3}{10}{0}">
            <text:p>\distrib{3}{10}{0}</text:p>
          </table:table-cell>
          <table:table-cell table:style-name="ce3" table:formula="of:=&quot;\distrib{&quot;&amp;[.F$67]&amp;&quot;}{&quot;&amp;[.$B78]&amp;&quot;}{&quot;&amp;[.F62]&amp;&quot;}&quot;" office:value-type="string" office:string-value="\distrib{4}{10}{0}">
            <text:p>\distrib{4}{10}{0}</text:p>
          </table:table-cell>
          <table:table-cell table:style-name="ce3" table:formula="of:=&quot;\distrib{&quot;&amp;[.G$67]&amp;&quot;}{&quot;&amp;[.$B78]&amp;&quot;}{&quot;&amp;[.G62]&amp;&quot;}&quot;" office:value-type="string" office:string-value="\distrib{5}{10}{0}">
            <text:p>\distrib{5}{10}{0}</text:p>
          </table:table-cell>
          <table:table-cell table:style-name="ce3" table:formula="of:=&quot;\distrib{&quot;&amp;[.H$67]&amp;&quot;}{&quot;&amp;[.$B78]&amp;&quot;}{&quot;&amp;[.H62]&amp;&quot;}&quot;" office:value-type="string" office:string-value="\distrib{6}{10}{0}">
            <text:p>\distrib{6}{10}{0}</text:p>
          </table:table-cell>
          <table:table-cell table:style-name="ce3" table:formula="of:=&quot;\distrib{&quot;&amp;[.I$67]&amp;&quot;}{&quot;&amp;[.$B78]&amp;&quot;}{&quot;&amp;[.I62]&amp;&quot;}&quot;" office:value-type="string" office:string-value="\distrib{7}{10}{0}">
            <text:p>\distrib{7}{10}{0}</text:p>
          </table:table-cell>
          <table:table-cell table:style-name="ce3" table:formula="of:=&quot;\distrib{&quot;&amp;[.J$67]&amp;&quot;}{&quot;&amp;[.$B78]&amp;&quot;}{&quot;&amp;[.J62]&amp;&quot;}&quot;" office:value-type="string" office:string-value="\distrib{8}{10}{0}">
            <text:p>\distrib{8}{10}{0}</text:p>
          </table:table-cell>
          <table:table-cell table:style-name="ce3" table:formula="of:=&quot;\distrib{&quot;&amp;[.K$67]&amp;&quot;}{&quot;&amp;[.$B78]&amp;&quot;}{&quot;&amp;[.K62]&amp;&quot;}&quot;" office:value-type="string" office:string-value="\distrib{9}{10}{0}">
            <text:p>\distrib{9}{10}{0}</text:p>
          </table:table-cell>
          <table:table-cell table:style-name="ce3" table:formula="of:=&quot;\distrib{&quot;&amp;[.L$67]&amp;&quot;}{&quot;&amp;[.$B78]&amp;&quot;}{&quot;&amp;[.L62]&amp;&quot;}&quot;" office:value-type="string" office:string-value="\distrib{10}{10}{0}">
            <text:p>\distrib{10}{10}{0}</text:p>
          </table:table-cell>
          <table:table-cell table:style-name="ce3" table:formula="of:=&quot;\distrib{&quot;&amp;[.M$67]&amp;&quot;}{&quot;&amp;[.$B78]&amp;&quot;}{&quot;&amp;[.M62]&amp;&quot;}&quot;" office:value-type="string" office:string-value="\distrib{11}{10}{0}">
            <text:p>\distrib{11}{10}{0}</text:p>
          </table:table-cell>
          <table:table-cell table:style-name="ce3" table:formula="of:=&quot;\distrib{&quot;&amp;[.N$67]&amp;&quot;}{&quot;&amp;[.$B78]&amp;&quot;}{&quot;&amp;[.N62]&amp;&quot;}&quot;" office:value-type="string" office:string-value="\distrib{12}{10}{0}">
            <text:p>\distrib{12}{10}{0}</text:p>
          </table:table-cell>
          <table:table-cell table:style-name="ce3" table:formula="of:=&quot;\distrib{&quot;&amp;[.O$67]&amp;&quot;}{&quot;&amp;[.$B78]&amp;&quot;}{&quot;&amp;[.O62]&amp;&quot;}&quot;" office:value-type="string" office:string-value="\distrib{13}{10}{0}">
            <text:p>\distrib{13}{10}{0}</text:p>
          </table:table-cell>
          <table:table-cell table:style-name="ce3" table:formula="of:=&quot;\distrib{&quot;&amp;[.P$67]&amp;&quot;}{&quot;&amp;[.$B78]&amp;&quot;}{&quot;&amp;[.P62]&amp;&quot;}&quot;" office:value-type="string" office:string-value="\distrib{14}{10}{0}">
            <text:p>\distrib{14}{10}{0}</text:p>
          </table:table-cell>
          <table:table-cell table:style-name="ce3" table:formula="of:=&quot;\distrib{&quot;&amp;[.Q$67]&amp;&quot;}{&quot;&amp;[.$B78]&amp;&quot;}{&quot;&amp;[.Q62]&amp;&quot;}&quot;" office:value-type="string" office:string-value="\distrib{15}{10}{0}">
            <text:p>\distrib{15}{10}{0}</text:p>
          </table:table-cell>
          <table:table-cell table:style-name="ce3" table:formula="of:=&quot;\distrib{&quot;&amp;[.R$67]&amp;&quot;}{&quot;&amp;[.$B78]&amp;&quot;}{&quot;&amp;[.R62]&amp;&quot;}&quot;" office:value-type="string" office:string-value="\distrib{16}{10}{0}">
            <text:p>\distrib{16}{10}{0}</text:p>
          </table:table-cell>
          <table:table-cell table:style-name="ce3" table:formula="of:=&quot;\distrib{&quot;&amp;[.S$67]&amp;&quot;}{&quot;&amp;[.$B78]&amp;&quot;}{&quot;&amp;[.S62]&amp;&quot;}&quot;" office:value-type="string" office:string-value="\distrib{17}{10}{0}">
            <text:p>\distrib{17}{10}{0}</text:p>
          </table:table-cell>
          <table:table-cell table:style-name="ce3" table:formula="of:=&quot;\distrib{&quot;&amp;[.T$67]&amp;&quot;}{&quot;&amp;[.$B78]&amp;&quot;}{&quot;&amp;[.T62]&amp;&quot;}&quot;" office:value-type="string" office:string-value="\distrib{18}{10}{0}">
            <text:p>\distrib{18}{10}{0}</text:p>
          </table:table-cell>
          <table:table-cell table:style-name="ce3" table:formula="of:=&quot;\distrib{&quot;&amp;[.U$67]&amp;&quot;}{&quot;&amp;[.$B78]&amp;&quot;}{&quot;&amp;[.U62]&amp;&quot;}&quot;" office:value-type="string" office:string-value="\distrib{19}{10}{0}">
            <text:p>\distrib{19}{10}{0}</text:p>
          </table:table-cell>
          <table:table-cell table:style-name="ce3" table:formula="of:=&quot;\distrib{&quot;&amp;[.V$67]&amp;&quot;}{&quot;&amp;[.$B78]&amp;&quot;}{&quot;&amp;[.V62]&amp;&quot;}&quot;" office:value-type="string" office:string-value="\distrib{20}{10}{15}">
            <text:p>\distrib{20}{10}{15}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</text:p>
          </table:table-cell>
          <table:table-cell office:value-type="float" office:value="11">
            <text:p>11</text:p>
          </table:table-cell>
          <table:table-cell table:style-name="ce3" table:formula="of:=&quot;\distrib{&quot;&amp;[.C$67]&amp;&quot;}{&quot;&amp;[.$B79]&amp;&quot;}{&quot;&amp;[.C63]&amp;&quot;}&quot;" office:value-type="string" office:string-value="\distrib{1}{11}{0}">
            <text:p>\distrib{1}{11}{0}</text:p>
          </table:table-cell>
          <table:table-cell table:style-name="ce3" table:formula="of:=&quot;\distrib{&quot;&amp;[.D$67]&amp;&quot;}{&quot;&amp;[.$B79]&amp;&quot;}{&quot;&amp;[.D63]&amp;&quot;}&quot;" office:value-type="string" office:string-value="\distrib{2}{11}{0}">
            <text:p>\distrib{2}{11}{0}</text:p>
          </table:table-cell>
          <table:table-cell table:style-name="ce3" table:formula="of:=&quot;\distrib{&quot;&amp;[.E$67]&amp;&quot;}{&quot;&amp;[.$B79]&amp;&quot;}{&quot;&amp;[.E63]&amp;&quot;}&quot;" office:value-type="string" office:string-value="\distrib{3}{11}{0}">
            <text:p>\distrib{3}{11}{0}</text:p>
          </table:table-cell>
          <table:table-cell table:style-name="ce3" table:formula="of:=&quot;\distrib{&quot;&amp;[.F$67]&amp;&quot;}{&quot;&amp;[.$B79]&amp;&quot;}{&quot;&amp;[.F63]&amp;&quot;}&quot;" office:value-type="string" office:string-value="\distrib{4}{11}{0}">
            <text:p>\distrib{4}{11}{0}</text:p>
          </table:table-cell>
          <table:table-cell table:style-name="ce3" table:formula="of:=&quot;\distrib{&quot;&amp;[.G$67]&amp;&quot;}{&quot;&amp;[.$B79]&amp;&quot;}{&quot;&amp;[.G63]&amp;&quot;}&quot;" office:value-type="string" office:string-value="\distrib{5}{11}{0}">
            <text:p>\distrib{5}{11}{0}</text:p>
          </table:table-cell>
          <table:table-cell table:style-name="ce3" table:formula="of:=&quot;\distrib{&quot;&amp;[.H$67]&amp;&quot;}{&quot;&amp;[.$B79]&amp;&quot;}{&quot;&amp;[.H63]&amp;&quot;}&quot;" office:value-type="string" office:string-value="\distrib{6}{11}{0}">
            <text:p>\distrib{6}{11}{0}</text:p>
          </table:table-cell>
          <table:table-cell table:style-name="ce3" table:formula="of:=&quot;\distrib{&quot;&amp;[.I$67]&amp;&quot;}{&quot;&amp;[.$B79]&amp;&quot;}{&quot;&amp;[.I63]&amp;&quot;}&quot;" office:value-type="string" office:string-value="\distrib{7}{11}{0}">
            <text:p>\distrib{7}{11}{0}</text:p>
          </table:table-cell>
          <table:table-cell table:style-name="ce3" table:formula="of:=&quot;\distrib{&quot;&amp;[.J$67]&amp;&quot;}{&quot;&amp;[.$B79]&amp;&quot;}{&quot;&amp;[.J63]&amp;&quot;}&quot;" office:value-type="string" office:string-value="\distrib{8}{11}{0}">
            <text:p>\distrib{8}{11}{0}</text:p>
          </table:table-cell>
          <table:table-cell table:style-name="ce3" table:formula="of:=&quot;\distrib{&quot;&amp;[.K$67]&amp;&quot;}{&quot;&amp;[.$B79]&amp;&quot;}{&quot;&amp;[.K63]&amp;&quot;}&quot;" office:value-type="string" office:string-value="\distrib{9}{11}{0}">
            <text:p>\distrib{9}{11}{0}</text:p>
          </table:table-cell>
          <table:table-cell table:style-name="ce3" table:formula="of:=&quot;\distrib{&quot;&amp;[.L$67]&amp;&quot;}{&quot;&amp;[.$B79]&amp;&quot;}{&quot;&amp;[.L63]&amp;&quot;}&quot;" office:value-type="string" office:string-value="\distrib{10}{11}{0}">
            <text:p>\distrib{10}{11}{0}</text:p>
          </table:table-cell>
          <table:table-cell table:style-name="ce3" table:formula="of:=&quot;\distrib{&quot;&amp;[.M$67]&amp;&quot;}{&quot;&amp;[.$B79]&amp;&quot;}{&quot;&amp;[.M63]&amp;&quot;}&quot;" office:value-type="string" office:string-value="\distrib{11}{11}{0}">
            <text:p>\distrib{11}{11}{0}</text:p>
          </table:table-cell>
          <table:table-cell table:style-name="ce3" table:formula="of:=&quot;\distrib{&quot;&amp;[.N$67]&amp;&quot;}{&quot;&amp;[.$B79]&amp;&quot;}{&quot;&amp;[.N63]&amp;&quot;}&quot;" office:value-type="string" office:string-value="\distrib{12}{11}{0}">
            <text:p>\distrib{12}{11}{0}</text:p>
          </table:table-cell>
          <table:table-cell table:style-name="ce3" table:formula="of:=&quot;\distrib{&quot;&amp;[.O$67]&amp;&quot;}{&quot;&amp;[.$B79]&amp;&quot;}{&quot;&amp;[.O63]&amp;&quot;}&quot;" office:value-type="string" office:string-value="\distrib{13}{11}{0}">
            <text:p>\distrib{13}{11}{0}</text:p>
          </table:table-cell>
          <table:table-cell table:style-name="ce3" table:formula="of:=&quot;\distrib{&quot;&amp;[.P$67]&amp;&quot;}{&quot;&amp;[.$B79]&amp;&quot;}{&quot;&amp;[.P63]&amp;&quot;}&quot;" office:value-type="string" office:string-value="\distrib{14}{11}{0}">
            <text:p>\distrib{14}{11}{0}</text:p>
          </table:table-cell>
          <table:table-cell table:style-name="ce3" table:formula="of:=&quot;\distrib{&quot;&amp;[.Q$67]&amp;&quot;}{&quot;&amp;[.$B79]&amp;&quot;}{&quot;&amp;[.Q63]&amp;&quot;}&quot;" office:value-type="string" office:string-value="\distrib{15}{11}{0}">
            <text:p>\distrib{15}{11}{0}</text:p>
          </table:table-cell>
          <table:table-cell table:style-name="ce3" table:formula="of:=&quot;\distrib{&quot;&amp;[.R$67]&amp;&quot;}{&quot;&amp;[.$B79]&amp;&quot;}{&quot;&amp;[.R63]&amp;&quot;}&quot;" office:value-type="string" office:string-value="\distrib{16}{11}{0}">
            <text:p>\distrib{16}{11}{0}</text:p>
          </table:table-cell>
          <table:table-cell table:style-name="ce3" table:formula="of:=&quot;\distrib{&quot;&amp;[.S$67]&amp;&quot;}{&quot;&amp;[.$B79]&amp;&quot;}{&quot;&amp;[.S63]&amp;&quot;}&quot;" office:value-type="string" office:string-value="\distrib{17}{11}{0}">
            <text:p>\distrib{17}{11}{0}</text:p>
          </table:table-cell>
          <table:table-cell table:style-name="ce3" table:formula="of:=&quot;\distrib{&quot;&amp;[.T$67]&amp;&quot;}{&quot;&amp;[.$B79]&amp;&quot;}{&quot;&amp;[.T63]&amp;&quot;}&quot;" office:value-type="string" office:string-value="\distrib{18}{11}{0}">
            <text:p>\distrib{18}{11}{0}</text:p>
          </table:table-cell>
          <table:table-cell table:style-name="ce3" table:formula="of:=&quot;\distrib{&quot;&amp;[.U$67]&amp;&quot;}{&quot;&amp;[.$B79]&amp;&quot;}{&quot;&amp;[.U63]&amp;&quot;}&quot;" office:value-type="string" office:string-value="\distrib{19}{11}{0}">
            <text:p>\distrib{19}{11}{0}</text:p>
          </table:table-cell>
          <table:table-cell table:style-name="ce3" table:formula="of:=&quot;\distrib{&quot;&amp;[.V$67]&amp;&quot;}{&quot;&amp;[.$B79]&amp;&quot;}{&quot;&amp;[.V63]&amp;&quot;}&quot;" office:value-type="string" office:string-value="\distrib{20}{11}{15}">
            <text:p>\distrib{20}{11}{15}</text:p>
          </table:table-cell>
          <table:table-cell table:number-columns-repeated="2"/>
        </table:table-row>
        <table:table-row table:style-name="ro1" table:number-rows-repeated="15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12">
      <number:number number:decimal-places="1" number:min-integer-digits="1"/>
      <number:text>%</number:text>
    </number:percentag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6T10:46:52</dc:date>
    <dc:creator>tokai </dc:creator>
    <meta:generator>LibreOffice/3.5$Linux_x86 LibreOffice_project/350m1$Build-2</meta:generator>
    <meta:editing-duration>PT2H44M14S</meta:editing-duration>
    <meta:editing-cycles>12</meta:editing-cycles>
    <meta:document-statistic meta:table-count="1" meta:cell-count="1201" meta:object-count="0"/>
  </office:meta>
</office:document-meta>
</file>